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elarge taboh, [17/11/2022 12:04]</text:p>
      <text:p text:style-name="Normal">Containerization --&gt;<text:s/></text:p>
      <text:p text:style-name="Normal"><text:s text:c="4"/>-Docker: - 81%,<text:s/></text:p>
      <text:p text:style-name="Normal"><text:s text:c="6"/>we use Docker to Build applications by creating images <text:s/>via Docker file</text:p>
      <text:p text:style-name="Normal"><text:s text:c="7"/>With Docker we<text:s/>publish/upload applications images to Docker Hub, etc.</text:p>
      <text:p text:style-name="Normal"><text:s text:c="7"/>Deploy applications by running containers<text:s/></text:p>
      <text:p text:style-name="Normal">*in Docker we deploy in a single node <text:s/></text:p>
      <text:p text:style-name="Normal">in Docker containers communicate with each other using the custom bridge network,<text:s/></text:p>
      <text:p text:style-name="Normal">we can connect container to<text:s/>the network to established that communication,<text:s/></text:p>
      <text:p text:style-name="Normal">it can talk to each other through hostname and network.</text:p>
      <text:p text:style-name="Normal">but Docker is limited because it does not have the OVERLAY Network plugin that permits communication between 2 Docker hosts such</text:p>
      <text:p text:style-name="Normal">that containers in Docker server 1 can communication with containers in Docker server2</text:p>
      <text:p text:style-name="Normal"><text:s text:c="2"/>it is important to have an OVERLAY Network because if for example Docker server1 goes down Docker server2 and Docker server3<text:s/></text:p>
      <text:p text:style-name="Normal"><text:s text:c="2"/>can support your application.</text:p>
      <text:p text:style-name="Normal"><text:s text:c="2"/>Docker is both open open-source and none open-source</text:p>
      <text:p text:style-name="Normal"><text:s text:c="4"/>Container-D:</text:p>
      <text:p text:style-name="Normal"><text:s text:c="4"/>Rocket (Rkt)</text:p>
      <text:p text:style-name="Normal"/>
      <text:p text:style-name="Normal">limitations of Docker:<text:s/></text:p>
      <text:p text:style-name="Normal"><text:s text:c="2"/>with Docker we cannot scale: if something goes wrong with your docker server thats all ,</text:p>
      <text:p text:style-name="Normal"><text:s text:c="4"/>that is why we only use docker to build images and push the images to<text:s/>DockerHub/registry</text:p>
      <text:p text:style-name="Normal"><text:s text:c="4"/>we use a Dockerfile for the building of images</text:p>
      <text:p text:style-name="Normal"/>
      <text:p text:style-name="Normal"/>
      <text:p text:style-name="Normal">Container Orchestration Tools :</text:p>
      <text:p text:style-name="Normal"><text:s text:c="3"/>-Docker Swarm,: this has OVERLAY <text:s/>Network <text:s/>plugin which permit multi-hosts <text:s text:c="3"/></text:p>
      <text:soft-page-break/>
      <text:p text:style-name="Normal"><text:s text:c="3"/>-Kubernetes,: this equally have OVERLAY Network plugin</text:p>
      <text:p text:style-name="Normal"><text:s text:c="3"/>-OpenShift:</text:p>
      <text:p text:style-name="Normal">Different Networks used in Kubernetes:</text:p>
      <text:p text:style-name="Normal"><text:s text:c="6"/>CNI: (container network interface), weave, flannel, calico, etc all permits container multi-hosts<text:s/></text:p>
      <text:p text:style-name="Normal">Docker CE <text:s/></text:p>
      <text:p text:style-name="Normal"><text:s text:c="4"/>docker build -t mylandmarktech/hello <text:s/>-f Dockerfile <text:s/>. <text:s/></text:p>
      <text:p text:style-name="Normal"><text:s text:c="4"/>docker push mylandmarktech/hello</text:p>
      <text:p text:style-name="Normal"><text:s text:c="4"/>DOCKERHUB IMAGES: <text:s/>mylandmarktech/hello <text:s text:c="2"/></text:p>
      <text:p text:style-name="Normal"><text:s text:c="4"/>docker run -d -p 80:80 <text:s/>--name myapp mylandmarktech/hello <text:s text:c="2"/></text:p>
      <text:p text:style-name="Normal">Docker EE<text:s/></text:p>
      <text:p text:style-name="Normal"/>
      <text:p text:style-name="Normal">KUBERNETES:</text:p>
      <text:p text:style-name="Normal"><text:s text:c="2"/>-is an open-source orchestration platform/engine use for the managing and deployment of Containerized applications</text:p>
      <text:p text:style-name="Normal"><text:s text:c="2"/>-it can also be used for Scaling and descaling of containers and containers load balancing.<text:s/></text:p>
      <text:p text:style-name="Normal"><text:s text:c="2"/>-k8s is a replacement of docker swarm<text:s/></text:p>
      <text:p text:style-name="Normal"><text:s text:c="2"/>-k8s started in 2014 and it was donated to Cloud native computing <text:s/>foundation by google (CNCF)<text:s/></text:p>
      <text:p text:style-name="Normal"><text:s text:c="2"/>-the first version of<text:s/>k8s was release in 2015</text:p>
      <text:p text:style-name="Normal"/>
      <text:p text:style-name="Normal">In deploying and managing the application we use kubectl</text:p>
      <text:p text:style-name="Normal"><text:s/>-kubectl run (name of app) (name of image) e.g</text:p>
      <text:p text:style-name="Normal"><text:s/>-kubectl run myapp tabohrepo/mwa</text:p>
      <text:p text:style-name="Normal"><text:s/>-kubectl create deployment --replicas 100 <text:s/>myapp myapp tabohrepo/mwa <text:s text:c="2"/></text:p>
      <text:p text:style-name="Normal"/>
      <text:p text:style-name="Normal"/>
      <text:p text:style-name="Normal">Features Of<text:s/>Kubernetes:<text:s/></text:p>
      <text:p text:style-name="Normal"><text:s text:c="2"/>Automated scheduling: k8s provides advanced scheduler to launch containers on cluster nodes.<text:s/></text:p>
      <text:p text:style-name="Normal"/>
      <text:soft-page-break/>
      <text:p text:style-name="Normal"><text:s text:c="2"/>Self healing: k8s replaces and reschedules containers when nodes die , k8s also kills containers that dont respond<text:s/></text:p>
      <text:p text:style-name="Normal"><text:s text:c="10"/>to user-defined<text:s/>health check,</text:p>
      <text:p text:style-name="Normal"/>
      <text:p text:style-name="Normal"><text:s text:c="2"/>Roll-out: : Kubernetes rolls out changes to the application or its configuration</text:p>
      <text:p text:style-name="Normal"><text:s text:c="6"/>version 10 of the application is running u can still deploy version 11 and so on</text:p>
      <text:p text:style-name="Normal"><text:s text:c="6"/></text:p>
      <text:p text:style-name="Normal"><text:s text:c="2"/>Roll-back: If something goes wrong with the application with Kubernetes you can rollback the change.</text:p>
      <text:p text:style-name="Normal"><text:s text:c="6"/>but incase ver12 has a problem and u want to role back to version 11 it is still posible using k8s</text:p>
      <text:p text:style-name="Normal"><text:s text:c="6"/></text:p>
      <text:p text:style-name="Normal"><text:s text:c="2"/>Horizontal Scaling: (HPA)</text:p>
      <text:p text:style-name="Normal"><text:s text:c="4"/>Kubernetes can scale up and scale down the application as per the requirements with a simple</text:p>
      <text:p text:style-name="Normal"><text:s text:c="4"/>command</text:p>
      <text:p text:style-name="Normal"><text:s text:c="4"/>10 replicas of the application is running 5m demande requests we can scale up to 20 replicas and the demande will add x2</text:p>
      <text:p text:style-name="Normal"/>
      <text:p text:style-name="Normal"><text:s text:c="2"/>Load Balancing and service discovery:<text:s/></text:p>
      <text:p text:style-name="Normal"><text:s text:c="5"/>kubernettes takes care of communication and networking between containers by providing them with ip-addresses and</text:p>
      <text:p text:style-name="Normal"><text:s text:c="5"/>single DNS name that will load balance traffic within the cluster.</text:p>
      <text:p text:style-name="Normal"/>
      <text:p text:style-name="Normal">delarge taboh, [17/11/2022 12:04]</text:p>
      <text:p text:style-name="Normal">Kubernetes Architecture/structure:<text:s/></text:p>
      <text:p text:style-name="Normal"><text:s text:c="2"/>The kubernetes cluster (k8s) comprises of: master<text:s/>nodes or servers and worker nodes.</text:p>
      <text:p text:style-name="Normal"><text:s text:c="4"/>Master node(s) which is the control plane: it manages the kubernetes cluster <text:s/>a cluster can more than 1 master node</text:p>
      <text:p text:style-name="Normal"><text:s text:c="8"/>kubectl: is the cli tool use to interact with master node, it has a config file call kubeconfig where authentication<text:s/></text:p>
      <text:p text:style-name="Normal"><text:s text:c="8"/>informations to access the api-Server is stored.</text:p>
      <text:soft-page-break/>
      <text:p text:style-name="Normal"><text:s text:c="6"/>components of master-node:</text:p>
      <text:p text:style-name="Normal"><text:s text:c="8"/>API-Server: is the frontend of the control plane it is the administrator, it gives access to the worker nodes</text:p>
      <text:p text:style-name="Normal"><text:s text:c="13"/>it is the<text:s/>communication center for Developers and system admins</text:p>
      <text:p text:style-name="Normal"><text:s text:c="8"/>Scheduler: manages the pods and schedules the pods to run on specific hosts</text:p>
      <text:p text:style-name="Normal"><text:s text:c="8"/>Controller Manager: manages the entire cluster, check perfomeance of nodes, the failures of nodes<text:s/></text:p>
      <text:p text:style-name="Normal"><text:s text:c="10"/><text:s/>examples of controller managers:</text:p>
      <text:p text:style-name="Normal"><text:s text:c="13"/>Node controller: responsible for noticing and responding when nodes goes down</text:p>
      <text:p text:style-name="Normal"><text:s text:c="13"/>ReplicationController: controls the number of pods thats should be running on the cluster</text:p>
      <text:p text:style-name="Normal"><text:s text:c="13"/>Endpoint controller: joins services and pods together.</text:p>
      <text:p text:style-name="Normal"><text:s text:c="13"/>Replicaset: ensures that all the pods runing should have a replication</text:p>
      <text:p text:style-name="Normal"><text:s text:c="13"/>Deployment: controller provides declarative updates for pods and replicasets.</text:p>
      <text:p text:style-name="Normal"><text:s text:c="13"/>Daemonsets: controller ensure all nodes run a copy of specific pod</text:p>
      <text:p text:style-name="Normal"><text:s text:c="8"/>ETCD: it is use to store all cluster datas e.g the job scheduling info, desired state file informations</text:p>
      <text:p text:style-name="Normal"><text:s text:c="4"/>Worker nodes: they have kubelet and container Run time like container-D , they are being managed by master-node</text:p>
      <text:p text:style-name="Normal"><text:s text:c="9"/>components:</text:p>
      <text:p text:style-name="Normal"><text:s text:c="12"/>kubelet: use to read the containers manifests to ensure containers are running healthy</text:p>
      <text:p text:style-name="Normal"><text:s text:c="12"/>kube-proxy: kube-proxy is the network agent use to establishe communication between the control plane and the<text:s/></text:p>
      <text:p text:style-name="Normal"><text:s text:c="2"/><text:s text:c="21"/>worker nodes, kube-proxy makes sure that when containers starts they can be accessed.</text:p>
      <text:p text:style-name="Normal"><text:s text:c="12"/>Container Runtime: Each node must have a container runtime, such as Docker, rkte to process instructions<text:s/></text:p>
      <text:p text:style-name="Normal"><text:s text:c="16"/>from the master<text:s/>server to run containers.</text:p>
      <text:p text:style-name="Normal"><text:s text:c="4"/></text:p>
      <text:p text:style-name="Normal"/>
      <text:p text:style-name="Normal">How to deploy work load in Kubernetes?: we use either the cli which is kubectl or the kubernetes url</text:p>
      <text:soft-page-break/>
      <text:p text:style-name="Normal"><text:s text:c="2"/>-the scheduler decides when to schedule deployment. and the kubelet service will be use to establishe that communication</text:p>
      <text:p text:style-name="Normal"><text:s text:c="2"/>-when scheduler schedules to create a container in any node that container will be created inside a pods<text:s/></text:p>
      <text:p text:style-name="Normal"><text:s text:c="2"/>-and these pods contains containers<text:s/></text:p>
      <text:p text:style-name="Normal"><text:s text:c="2"/>-so deployment is done inside pods.</text:p>
      <text:p text:style-name="Normal"><text:s text:c="2"/>-so inside the nodes we have pods and inside pods we have our application</text:p>
      <text:p text:style-name="Normal"><text:s text:c="2"/>*-and the container Run time will pull the image from dockerhub, create the container and it will start the container</text:p>
      <text:p text:style-name="Normal"><text:s text:c="2"/>-we need container-D for worker nodes to perform its task</text:p>
      <text:p text:style-name="Normal"><text:s text:c="2"/>*-kubeproxy is the network agent use to establishe communication<text:s/>between the control plane and the worker nodes</text:p>
      <text:p text:style-name="Normal"><text:s text:c="2"/>-kubeproxy makes sureones containers starts they can be accessed.</text:p>
      <text:p text:style-name="Normal"><text:s text:c="2"/>-kubectl create deployment --replicas 100 <text:s/>myapp mylandmarktech/hello<text:s/></text:p>
      <text:p text:style-name="Normal"/>
      <text:p text:style-name="Normal">How to make api call in our Kubernetes cluster (k8s)<text:s/></text:p>
      <text:p text:style-name="Normal"><text:s/>-we need<text:s/>authentication for api calls to be made, only those authenticated can access our cluster.</text:p>
      <text:p text:style-name="Normal"><text:s text:c="4"/>-for authentication we use the kube config file</text:p>
      <text:p text:style-name="Normal"><text:s text:c="4"/>-we use cli to make api call e.g kubectl create deploy<text:s/></text:p>
      <text:p text:style-name="Normal"><text:s text:c="4"/>-kubectl create deploy <text:s text:c="3"/></text:p>
      <text:p text:style-name="Normal"><text:s text:c="4"/>-ui <text:s/>= kubernetes dashboard</text:p>
      <text:p text:style-name="Normal"/>
      <text:p text:style-name="Normal">Installation</text:p>
      <text:p text:style-name="Normal">============</text:p>
      <text:p text:style-name="Normal">Installing and configuring kubernetes cluster :</text:p>
      <text:p text:style-name="Normal"><text:s/>Control Plane (Master Node)</text:p>
      <text:p text:style-name="Normal"><text:s/>Worker nodes</text:p>
      <text:p text:style-name="Normal">IQ: Explain the projects you do at work: i install and configure kubenetes Cluster which comes with a control plane<text:s/></text:p>
      <text:soft-page-break/>
      <text:p text:style-name="Normal"><text:s text:c="4"/>and the<text:s/>worker nodes</text:p>
      <text:p text:style-name="Normal"><text:s text:c="4"/>two types of clusters are :</text:p>
      <text:p text:style-name="Normal">*Self Managed K8s Cluster and Cloud Managed kubenetes Cluster</text:p>
      <text:p text:style-name="Normal"><text:s/>-minikube and Docker Desktop are Single Node K8's Cluster.</text:p>
      <text:p text:style-name="Normal"><text:s/>-kubeadm --&gt; We can setup multi node k8s cluster using kubeadm.</text:p>
      <text:p text:style-name="Normal"/>
      <text:p text:style-name="Normal">delarge taboh, [17/11/2022 12:04]</text:p>
      <text:p text:style-name="Normal">Cloud Managed (Managed Services):<text:s/></text:p>
      <text:p text:style-name="Normal">The Control Plane (Master Node) is managed by a third party [aws, GCP, AZURE]</text:p>
      <text:p text:style-name="Normal">EKS --&gt; Elastic Kubernetes Service(AWS)</text:p>
      <text:p text:style-name="Normal">AKS --&gt; Azure Kubernetes Service(Azure)</text:p>
      <text:p text:style-name="Normal">GKE --&gt; Google Kubernetes Engine(GCP)</text:p>
      <text:p text:style-name="Normal"><text:s text:c="8"/>apiServer</text:p>
      <text:p text:style-name="Normal"><text:s text:c="8"/>controllers<text:s/></text:p>
      <text:p text:style-name="Normal"><text:s text:c="8"/>scheduler<text:s/></text:p>
      <text:p text:style-name="Normal"><text:s text:c="8"/>etcd<text:s/></text:p>
      <text:p text:style-name="Normal"/>
      <text:p text:style-name="Normal">KOPS --&gt; Is a Kubernetes Operations software use to create production ready</text:p>
      <text:p text:style-name="Normal">highly available kubenetes services in Cloud like AWS.</text:p>
      <text:p text:style-name="Normal"/>
      <text:p text:style-name="Normal">kubectl create <text:s/></text:p>
      <text:p text:style-name="Normal">docker run <text:s/></text:p>
      <text:p text:style-name="Normal"/>
      <text:p text:style-name="Normal">Installing &amp; configuring <text:s/>Self Managed kubenetes Cluster using a kubeadm:</text:p>
      <text:p text:style-name="Normal"><text:s text:c="2"/>1. Install control plane packages<text:s/></text:p>
      <text:p text:style-name="Normal"><text:s text:c="6"/>kubelet kubeadm <text:s/>containerd kubectl</text:p>
      <text:p text:style-name="Normal"><text:s text:c="2"/>2. run kubeadm init to initialise the cluster control plane<text:s/></text:p>
      <text:soft-page-break/>
      <text:p text:style-name="Normal"><text:s text:c="2"/>3. Create the .kube/config file as a normal user <text:s/>and<text:s/></text:p>
      <text:p text:style-name="Normal"><text:s text:c="2"/>4. Create<text:s/>the token that worker nodes will user to join the control plane</text:p>
      <text:p text:style-name="Normal"><text:s text:c="6"/># Get token</text:p>
      <text:p text:style-name="Normal"><text:s text:c="7"/>kubeadm token create --print-join-command</text:p>
      <text:p text:style-name="Normal"><text:s text:c="2"/>6. Install worker nodes packages <text:s/></text:p>
      <text:p text:style-name="Normal"><text:s text:c="2"/>8. Copy kubeadm join token from the master and<text:s/></text:p>
      <text:p text:style-name="Normal"><text:s text:c="5"/>execute in Worker Nodes to join<text:s/>to cluster</text:p>
      <text:p text:style-name="Normal"/>
      <text:p text:style-name="Normal"/>
      <text:p text:style-name="Normal"><text:s text:c="6"/>Available Commands:</text:p>
      <text:p text:style-name="Normal"><text:s text:c="2"/>certs <text:s text:c="6"/>Commands related to handling kubernetes certificates</text:p>
      <text:p text:style-name="Normal"><text:s text:c="2"/>completion <text:s/>Output shell completion code for the specified shell (bash or zsh)</text:p>
      <text:p text:style-name="Normal"><text:s text:c="2"/>config <text:s text:c="5"/>Manage configuration for a kubeadm cluster persisted in<text:s/>a ConfigMap in the cluster</text:p>
      <text:p text:style-name="Normal"><text:s text:c="2"/>help <text:s text:c="7"/>Help about any command</text:p>
      <text:p text:style-name="Normal"><text:s text:c="2"/>init <text:s text:c="7"/>Run this command in order to set up the Kubernetes control plane i.e is to initialise it</text:p>
      <text:p text:style-name="Normal"><text:s text:c="2"/>join <text:s text:c="7"/>Run this on any machine you wish to join an existing cluster kubeadm join<text:s/></text:p>
      <text:p text:style-name="Normal"><text:s text:c="2"/>kubeconfig <text:s/>Kubeconfig file utilities</text:p>
      <text:p text:style-name="Normal"><text:s text:c="2"/>reset <text:s text:c="6"/>Performs a best effort revert of changes made to this host by<text:s/></text:p>
      <text:p text:style-name="Normal"><text:s text:c="14"/>'kubeadm init' or 'kubeadm join'</text:p>
      <text:p text:style-name="Normal"><text:s text:c="2"/>token <text:s text:c="6"/>Manage bootstrap tokens</text:p>
      <text:p text:style-name="Normal"><text:s text:c="2"/>upgrade <text:s text:c="4"/>Upgrade your cluster smoothly to a newer version with this command</text:p>
      <text:p text:style-name="Normal"><text:s text:c="2"/>version <text:s text:c="4"/>Print the version of kubeadm</text:p>
      <text:p text:style-name="Normal"><text:s/></text:p>
      <text:p text:style-name="Normal"/>
      <text:p text:style-name="Normal"/>
      <text:p text:style-name="Normal">Deploy/run/create workloads in Kubernetes:</text:p>
      <text:p text:style-name="Normal"><text:s/>1. Ensure authentication and authorisation is configured via<text:s/></text:p>
      <text:soft-page-break/>
      <text:p text:style-name="Normal"><text:s text:c="5"/>.kube/config <text:s/>file<text:s/></text:p>
      <text:p text:style-name="Normal"><text:s/>2. make authorise api calls to the api-Server e.g<text:s/></text:p>
      <text:p text:style-name="Normal"/>
      <text:p text:style-name="Normal"><text:s text:c="3"/>kubectl create <text:s text:c="2"/></text:p>
      <text:p text:style-name="Normal"/>
      <text:p text:style-name="Normal">Pod: pod is euphemirical i.e it has short life span as such we should not use pods for deployment we should use controllers</text:p>
      <text:p text:style-name="Normal"><text:s text:c="5"/>like ReplicationController,ReplicaSet, DaemonSet, to keep pod alive</text:p>
      <text:p text:style-name="Normal"><text:s/></text:p>
      <text:p text:style-name="Normal">Service Discovery: a service makes our pods to be expose to the internet to be viewd, service identifies pods using<text:s/></text:p>
      <text:p text:style-name="Normal"><text:s text:c="3"/>labels/ selectors, service has static ip-addresses which pods use to communicate</text:p>
      <text:p text:style-name="Normal"><text:s text:c="3"/>Services Types:<text:s/></text:p>
      <text:p text:style-name="Normal"><text:s text:c="5"/>ClusterIP: It is use for communication within the cluster,this<text:s/>the default service type in k8s <text:s/></text:p>
      <text:p text:style-name="Normal"><text:s text:c="11"/>redirects requests from ClusterIP to the pod ip</text:p>
      <text:p text:style-name="Normal"><text:s text:c="6"/>NodePort: is a static port use to expose the service outside the cluster enables external communication<text:s/></text:p>
      <text:p text:style-name="Normal"><text:s text:c="3"/></text:p>
      <text:p text:style-name="Normal"><text:s text:c="6"/>LoadBalances: enables externally and internal communication</text:p>
      <text:p text:style-name="Normal"><text:s text:c="2"/></text:p>
      <text:p text:style-name="Normal"><text:s text:c="7"/>ExternalName: To communicate with external applications i.e application that are not running in ur cluster</text:p>
      <text:p text:style-name="Normal"><text:s text:c="3"/></text:p>
      <text:p text:style-name="Normal">What is the difference between Ports and Pods?:</text:p>
      <text:p text:style-name="Normal"><text:s text:c="2"/>cluster is made of nodes inside nodes we have pods and inside pods<text:s/>containers are running</text:p>
      <text:p text:style-name="Normal"/>
      <text:p text:style-name="Normal">Deploy Sample Application: (HANDS-ON):</text:p>
      <text:p text:style-name="Normal">==========================</text:p>
      <text:p text:style-name="Normal">create master-node use user data and run the script</text:p>
      <text:soft-page-break/>
      <text:p text:style-name="Normal">run this: sudo kubeadm init</text:p>
      <text:p text:style-name="Normal">then follow the instructions and run the other commands</text:p>
      <text:p text:style-name="Normal">now Copy the token and add to<text:s/>the Installation script and use to create another node1<text:s/></text:p>
      <text:p text:style-name="Normal">do : kubectl get node</text:p>
      <text:p text:style-name="Normal">do: kubectl get pod -A<text:s/></text:p>
      <text:p text:style-name="Normal">now run this: kubectl apply -f https://github.com/weaveworks/weave/releases/download/v2.8.1/weave-daemonset-k8s.yaml<text:s/></text:p>
      <text:p text:style-name="Normal">Not<text:s/></text:p>
      <text:p text:style-name="Normal"><text:s/>THIS ---&gt; sudo curl -s https://packages.cloud.google.com/apt/doc/apt-key.gpg | apt-key add -<text:s/></text:p>
      <text:p text:style-name="Normal"><text:s/>to create the weaveworks that will the get the nodes runing .</text:p>
      <text:p text:style-name="Normal"><text:s/>ones done run: kubectl get pod -A</text:p>
      <text:p text:style-name="Normal"><text:s/>also run: kubectl get node<text:s/></text:p>
      <text:p text:style-name="Normal"/>
      <text:p text:style-name="Normal">HANDS-ON :<text:s/></text:p>
      <text:p text:style-name="Normal"/>
      <text:p text:style-name="Normal"><text:s/>run this: kubectl run webapp --image=mylandmarktech/hello --port=80<text:s/></text:p>
      <text:p text:style-name="Normal">run this : kubectl expose pod webapp --port=80 --type=NodePort</text:p>
      <text:p text:style-name="Normal">run this : kubectl get all</text:p>
      <text:p text:style-name="Normal"/>
      <text:p text:style-name="Normal">OR THIS :<text:s/></text:p>
      <text:p text:style-name="Normal"/>
      <text:p text:style-name="Normal">kubectl run nginx-demo --image=nginx --port=80<text:s/></text:p>
      <text:p text:style-name="Normal"/>
      <text:p text:style-name="Normal">kubectl expose pod nginx-demo --port=80 --type=NodePort</text:p>
      <text:p text:style-name="Normal">kubectl get pod --&gt; then<text:s/>run</text:p>
      <text:p text:style-name="Normal"/>
      <text:p text:style-name="Normal">delarge taboh, [17/11/2022 12:04]</text:p>
      <text:p text:style-name="Normal">-use node pod number plus ip adress to access it externally</text:p>
      <text:p text:style-name="Normal"/>
      <text:p text:style-name="Normal"/>
      <text:p text:style-name="Normal">kubectl:create <text:s/>run, apply, get describe delete expose scale edit start logs exec top <text:s/></text:p>
      <text:p text:style-name="Normal"/>
      <text:p text:style-name="Normal"><text:s/>making api-calls in the k8s are as below</text:p>
      <text:p text:style-name="Normal"><text:s text:c="2"/></text:p>
      <text:p text:style-name="Normal"/>
      <text:p text:style-name="Normal"/>
      <text:p text:style-name="Normal"/>
      <text:p text:style-name="Normal">docker:<text:s/></text:p>
      <text:p text:style-name="Normal"><text:s/>imperative <text:s text:c="2"/>= docker run <text:s text:c="2"/></text:p>
      <text:p text:style-name="Normal"><text:s/>declarative <text:s/>= docker-compose.yml<text:s/></text:p>
      <text:p text:style-name="Normal"><text:s text:c="16"/>docker-compose up -d</text:p>
      <text:p text:style-name="Normal"/>
      <text:p text:style-name="Normal"/>
      <text:p text:style-name="Normal">2 ways to create/deploy workloads in k8s:</text:p>
      <text:p text:style-name="Normal"/>
      <text:p text:style-name="Normal">1)imperative approach: using commands ONLY</text:p>
      <text:p text:style-name="Normal"><text:s text:c="3"/>kubectl run apps --image=mylandmarktech/hello --port=80<text:s/></text:p>
      <text:p text:style-name="Normal"><text:s text:c="3"/>kubectl expose pod webapp --port=80 --type=NodePort</text:p>
      <text:p text:style-name="Normal"><text:s text:c="6"/></text:p>
      <text:p text:style-name="Normal"><text:s/>2) declarative approach: we use ; kube-manifest files and commands</text:p>
      <text:p text:style-name="Normal"><text:s text:c="7"/>USING FILES (kube-manifest files) and<text:s/></text:p>
      <text:p text:style-name="Normal"><text:s text:c="7"/>commands <text:s/></text:p>
      <text:p text:style-name="Normal"/>
      <text:p text:style-name="Normal">Kubernetes Objects: kubectl apply -f pod.yml</text:p>
      <text:p text:style-name="Normal"><text:s text:c="2"/>we can deploy a pod in k8s,<text:s/>all containers in a pod have unique ip-address</text:p>
      <text:soft-page-break/>
      <text:p text:style-name="Normal"><text:s text:c="2"/>E.G:<text:s/></text:p>
      <text:p text:style-name="Normal"><text:s text:c="2"/>Controller:</text:p>
      <text:p text:style-name="Normal"><text:s text:c="4"/>Replication Controller</text:p>
      <text:p text:style-name="Normal"><text:s text:c="4"/>ReplicaSet</text:p>
      <text:p text:style-name="Normal"><text:s text:c="4"/>DaemonSet</text:p>
      <text:p text:style-name="Normal"><text:s text:c="4"/>Deployment</text:p>
      <text:p text:style-name="Normal"><text:s text:c="4"/>StatefulSet</text:p>
      <text:p text:style-name="Normal"/>
      <text:p text:style-name="Normal"><text:s text:c="2"/>Service</text:p>
      <text:p text:style-name="Normal"><text:s text:c="2"/>ClusterIP</text:p>
      <text:p text:style-name="Normal"><text:s text:c="2"/>NodePort</text:p>
      <text:p text:style-name="Normal"><text:s text:c="2"/>Volume</text:p>
      <text:p text:style-name="Normal"><text:s text:c="2"/>Job</text:p>
      <text:p text:style-name="Normal"/>
      <text:p text:style-name="Normal">Namespace: is a virtual cluster within your kubenetes cluster, You can have multiple namespaces inside a single</text:p>
      <text:p text:style-name="Normal"><text:s text:c="11"/>Kubernetes cluster,</text:p>
      <text:p text:style-name="Normal"><text:s text:c="11"/>*IT is Use to isolate environments/projects/teams</text:p>
      <text:p text:style-name="Normal"><text:s text:c="11"/>*we can use namespace to secure our cluster</text:p>
      <text:p text:style-name="Normal"><text:s text:c="11"/>*use for resources allocation<text:s/></text:p>
      <text:p text:style-name="Normal"><text:s text:c="4"/>RBAC: use to grant access to each name space --&gt;security</text:p>
      <text:p text:style-name="Normal"/>
      <text:p text:style-name="Normal">role &amp; roleBinding grants namespace access: RBAC we can use this to limit Engineers to a particular name space</text:p>
      <text:p text:style-name="Normal"><text:s text:c="2"/>Developers can ONLY access and manage workloads in the dev namespace</text:p>
      <text:p text:style-name="Normal"><text:s text:c="2"/>QA can ONLY access and manage workloads in the UAT namespace</text:p>
      <text:p text:style-name="Normal">ClusterRole &amp; ClusterRoleBinding grants namespace access: RBAC</text:p>
      <text:p text:style-name="Normal">Engineers can access and manage workloads in all namespaces</text:p>
      <text:p text:style-name="Normal"/>
      <text:p text:style-name="Normal">Pods:</text:p>
      <text:p text:style-name="Normal"><text:s/>SingleContainerPods: we can have a pod with single container as well as multi<text:s/>containers</text:p>
      <text:p text:style-name="Normal"><text:s text:c="4"/>-99% of the time we will go with SingleContainerPods</text:p>
      <text:p text:style-name="Normal"><text:s text:c="3"/></text:p>
      <text:p text:style-name="Normal">MultiContainerPods:<text:s/></text:p>
      <text:p text:style-name="Normal"><text:s text:c="2"/>appsContainer <text:s text:c="3"/>SpringApp</text:p>
      <text:p text:style-name="Normal"><text:s text:c="2"/>logContainer <text:s text:c="4"/>Splunk /ELK / EFK <text:s/>/<text:s/></text:p>
      <text:p text:style-name="Normal"><text:s text:c="2"/>containers in the pods share the same network, filesystem<text:s/></text:p>
      <text:p text:style-name="Normal"/>
      <text:p text:style-name="Normal">Declarative approach:</text:p>
      <text:p text:style-name="Normal"><text:s text:c="2"/>This<text:s/>make use of very simple yaml/yml files <text:s/></text:p>
      <text:p text:style-name="Normal"><text:s text:c="2"/>This files are kubernetes manifests <text:s/></text:p>
      <text:p text:style-name="Normal">kams or akms:<text:s/></text:p>
      <text:p text:style-name="Normal">---</text:p>
      <text:p text:style-name="Normal">key value pair = key= apiVersion and v1 = value pair</text:p>
      <text:p text:style-name="Normal"><text:s text:c="3"/>name: simon <text:s/></text:p>
      <text:p text:style-name="Normal"><text:s text:c="3"/>age: 25</text:p>
      <text:p text:style-name="Normal">= dictionary<text:s/></text:p>
      <text:p text:style-name="Normal">kams; or akms:</text:p>
      <text:p text:style-name="Normal">1. MultiContainerPods:</text:p>
      <text:p text:style-name="Normal">apiVersion: v1 <text:s text:c="2"/>----&gt;<text:s/>to know the apiVersion run this: --&gt;kubectl api-resources | grep -i pod ; --&gt; kubectl api-resources <text:s/></text:p>
      <text:p text:style-name="Normal">kind: Pod<text:s/></text:p>
      <text:p text:style-name="Normal">metadata: <text:s text:c="2"/></text:p>
      <text:p text:style-name="Normal"><text:s text:c="2"/>name: myapp <text:s text:c="3"/></text:p>
      <text:p text:style-name="Normal"><text:s text:c="2"/>namespace: dev <text:s/></text:p>
      <text:p text:style-name="Normal"><text:s text:c="2"/>labels:</text:p>
      <text:soft-page-break/>
      <text:p text:style-name="Normal"><text:s text:c="4"/>app: myapp<text:s/></text:p>
      <text:p text:style-name="Normal"><text:s text:c="4"/>tier: backend <text:s text:c="2"/></text:p>
      <text:p text:style-name="Normal"><text:s text:c="4"/>env: dev <text:s/></text:p>
      <text:p text:style-name="Normal">spec:</text:p>
      <text:p text:style-name="Normal"><text:s text:c="2"/>containers:</text:p>
      <text:p text:style-name="Normal"><text:s text:c="2"/>- name:<text:s/>webapp<text:s/></text:p>
      <text:p text:style-name="Normal"><text:s text:c="4"/>image: mylandmarktech/spring-boot-mongo <text:s/></text:p>
      <text:p text:style-name="Normal"><text:s text:c="4"/>ports:</text:p>
      <text:p text:style-name="Normal"><text:s text:c="4"/>- containerPort: 8080 <text:s text:c="3"/></text:p>
      <text:p text:style-name="Normal"><text:s text:c="2"/>- name: log</text:p>
      <text:p text:style-name="Normal"><text:s text:c="4"/>image: splunk</text:p>
      <text:p text:style-name="Normal"><text:s text:c="4"/>ports:</text:p>
      <text:p text:style-name="Normal"><text:s text:c="4"/>- containerPort: 9007 <text:s/></text:p>
      <text:p text:style-name="Normal"/>
      <text:p text:style-name="Normal"/>
      <text:p text:style-name="Normal">2. Single Container pod::</text:p>
      <text:p text:style-name="Normal"/>
      <text:p text:style-name="Normal">apiVersion: v1 <text:s text:c="2"/></text:p>
      <text:p text:style-name="Normal">kind: Pod<text:s/></text:p>
      <text:p text:style-name="Normal">metadata: <text:s text:c="2"/></text:p>
      <text:p text:style-name="Normal"><text:s text:c="2"/>name: myapp <text:s text:c="3"/></text:p>
      <text:p text:style-name="Normal"><text:s/><text:s/>namespace: dev <text:s/></text:p>
      <text:p text:style-name="Normal"><text:s text:c="2"/>labels:</text:p>
      <text:p text:style-name="Normal"><text:s text:c="4"/>app: myapp<text:s/></text:p>
      <text:p text:style-name="Normal">spec:</text:p>
      <text:p text:style-name="Normal"><text:s text:c="2"/>containers:</text:p>
      <text:p text:style-name="Normal"><text:s text:c="2"/>- name: webapp<text:s/></text:p>
      <text:soft-page-break/>
      <text:p text:style-name="Normal"><text:s text:c="4"/>image: mylandmarktech/spring-boot-mongo <text:s/></text:p>
      <text:p text:style-name="Normal"><text:s text:c="4"/>ports:</text:p>
      <text:p text:style-name="Normal"><text:s text:c="4"/>- containerPort: 8080 <text:s text:c="3"/></text:p>
      <text:p text:style-name="Normal"/>
      <text:p text:style-name="Normal">---</text:p>
      <text:p text:style-name="Normal">apiVersion: v1</text:p>
      <text:p text:style-name="Normal">kind: Pod</text:p>
      <text:p text:style-name="Normal">metadata:</text:p>
      <text:p text:style-name="Normal"><text:s text:c="2"/>name: myapp</text:p>
      <text:p text:style-name="Normal"><text:s text:c="2"/>labels:</text:p>
      <text:p text:style-name="Normal"><text:s text:c="4"/>name: myapp</text:p>
      <text:p text:style-name="Normal">spec:</text:p>
      <text:p text:style-name="Normal"><text:s text:c="2"/>containers:</text:p>
      <text:p text:style-name="Normal"><text:s text:c="2"/>- name: myapp</text:p>
      <text:p text:style-name="Normal"><text:s text:c="4"/>image: mylandmarktech/spring-boot-mongo<text:s/></text:p>
      <text:p text:style-name="Normal"><text:s text:c="4"/>ports:</text:p>
      <text:p text:style-name="Normal"><text:s text:c="6"/>- containerPort: 8080</text:p>
      <text:p text:style-name="Normal"><text:s/></text:p>
      <text:p text:style-name="Normal">DO THIS:<text:s/></text:p>
      <text:p text:style-name="Normal"><text:s/>vi pod.yml<text:s/></text:p>
      <text:p text:style-name="Normal"><text:s/>pate the single container file inside</text:p>
      <text:p text:style-name="Normal"><text:s/>-kubectl apply -f pod.yml -v=7</text:p>
      <text:p text:style-name="Normal"><text:s/>kubectl create pod<text:s/></text:p>
      <text:p text:style-name="Normal"><text:s/>kubectl get pod -n dev<text:s/></text:p>
      <text:p text:style-name="Normal"><text:s/>kubectl get event -n dev<text:s/></text:p>
      <text:p text:style-name="Normal"><text:s/>kubectl get event -n dev</text:p>
      <text:p text:style-name="Normal">kubectl describe pod webapp</text:p>
      <text:soft-page-break/>
      <text:p text:style-name="Normal">kubectl get pod -o wide<text:s/></text:p>
      <text:p text:style-name="Normal">kubectl delete -f pod.yml</text:p>
      <text:p text:style-name="Normal">kubectl apply -f pod.yml --dry-run=clien</text:p>
      <text:p text:style-name="Normal"/>
      <text:p text:style-name="Normal">Priority: <text:s text:c="4"/>0</text:p>
      <text:p text:style-name="Normal"/>
      <text:p text:style-name="Normal">Pod Afinity===== Priority: <text:s text:c="4"/>0<text:s/></text:p>
      <text:p text:style-name="Normal"><text:s text:c="2"/>app1 <text:s/>--- High<text:s/></text:p>
      <text:p text:style-name="Normal"><text:s text:c="2"/>app2 <text:s/>---<text:s/>Medium</text:p>
      <text:p text:style-name="Normal"><text:s text:c="2"/>app3 <text:s/>--- Low<text:s/></text:p>
      <text:p text:style-name="Normal"/>
      <text:p text:style-name="Normal"><text:s text:c="2"/>prod application <text:s/>-- app1 <text:s/>--- High Priority<text:s/></text:p>
      <text:p text:style-name="Normal"><text:s text:c="2"/>dev application <text:s text:c="2"/>-- app3 <text:s/>--- Low <text:s/>Priority</text:p>
      <text:p text:style-name="Normal"><text:s text:c="2"/>uat application <text:s text:c="2"/>-- app2 <text:s/>--- Medium Priority</text:p>
      <text:p text:style-name="Normal"/>
      <text:p text:style-name="Normal"/>
      <text:p text:style-name="Normal"/>
      <text:p text:style-name="Normal">kubectl get pod<text:s/></text:p>
      <text:p text:style-name="Normal">kubectl get pod -o yaml</text:p>
      <text:p text:style-name="Normal">kubectl get pod -o wide<text:s/></text:p>
      <text:p text:style-name="Normal">kubectl describe pod app<text:s/></text:p>
      <text:p text:style-name="Normal">kubectl get pod -n dev</text:p>
      <text:p text:style-name="Normal">kubectl get pod -n default <text:s text:c="3"/></text:p>
      <text:p text:style-name="Normal"/>
      <text:p text:style-name="Normal">kubectl apply -f pod.yml --dry-run=client</text:p>
      <text:p text:style-name="Normal">kubectl apply -f pod.yml --dry-run=true</text:p>
      <text:p text:style-name="Normal">kubectl apply -f pod.yml<text:s/></text:p>
      <text:soft-page-break/>
      <text:p text:style-name="Normal">========================</text:p>
      <text:p text:style-name="Normal"/>
      <text:p text:style-name="Normal">delarge taboh, [17/11/2022 12:04]</text:p>
      <text:p text:style-name="Normal">==========</text:p>
      <text:p text:style-name="Normal">kubectl apply<text:s/>-f &lt;fileName.yml&gt;</text:p>
      <text:p text:style-name="Normal">kubectl get all<text:s/></text:p>
      <text:p text:style-name="Normal">kubectl get pods<text:s/></text:p>
      <text:p text:style-name="Normal">kubectl get pods --show-labels</text:p>
      <text:p text:style-name="Normal">kubectl get pods -o wide</text:p>
      <text:p text:style-name="Normal">kubectl get pods -o wide --show-labels</text:p>
      <text:p text:style-name="Normal">Note: If we don't mention -n &lt;namespace&gt;</text:p>
      <text:p text:style-name="Normal"><text:s text:c="6"/>it will refer to the default namespace.</text:p>
      <text:p text:style-name="Normal"/>
      <text:p text:style-name="Normal">in the .kube/config<text:s/>the context is set the default namespace <text:s text:c="2"/></text:p>
      <text:p text:style-name="Normal">simon: run workloads in the test names<text:s/></text:p>
      <text:p text:style-name="Normal"><text:s text:c="2"/>kubectl get pod -n test<text:s/></text:p>
      <text:p text:style-name="Normal">If required we can change name space context.</text:p>
      <text:p text:style-name="Normal">*kubectl config set-context --current --namespace=&lt;namespace&gt;</text:p>
      <text:p text:style-name="Normal"/>
      <text:p text:style-name="Normal">Container runtime = containerd<text:s/></text:p>
      <text:p text:style-name="Normal"/>
      <text:p text:style-name="Normal">kubectl api-resources <text:s/></text:p>
      <text:p text:style-name="Normal">kubectl api-resources | grep -i pod<text:s/></text:p>
      <text:p text:style-name="Normal"/>
      <text:p text:style-name="Normal">the kube/config file is use for authentication of users ..this is like the password, we use this file to access the cluster</text:p>
      <text:p text:style-name="Normal">for API calls to be made admins should be authorise and authenticated</text:p>
      <text:p text:style-name="Normal">RBAC--&gt; Role Base Access Control</text:p>
      <text:soft-page-break/>
      <text:p text:style-name="Normal">ex:</text:p>
      <text:p text:style-name="Normal">kubectl config set-context --current --namespace=dev<text:s/></text:p>
      <text:p text:style-name="Normal">---<text:s/></text:p>
      <text:p text:style-name="Normal"/>
      <text:p text:style-name="Normal">HANDS-ON :</text:p>
      <text:p text:style-name="Normal">VI INTO pod.yml <text:s/>USE --- inside the file and paste the second part which is service</text:p>
      <text:p text:style-name="Normal">now run: kubectl apply -f pod.yml --dry-run=client</text:p>
      <text:p text:style-name="Normal">then run : kubectl apply -f pod.yml</text:p>
      <text:p text:style-name="Normal">see running pods: kubectl get pod</text:p>
      <text:p text:style-name="Normal">to delete service: kubectl delete svc myappsvc</text:p>
      <text:p text:style-name="Normal"/>
      <text:p text:style-name="Normal">apiVersion: v1</text:p>
      <text:p text:style-name="Normal">kind: Pod</text:p>
      <text:p text:style-name="Normal">metadata:</text:p>
      <text:p text:style-name="Normal"><text:s text:c="2"/>name: myapp</text:p>
      <text:p text:style-name="Normal"><text:s text:c="2"/>labels:</text:p>
      <text:p text:style-name="Normal"><text:s text:c="4"/>app: myapp</text:p>
      <text:p text:style-name="Normal">spec:</text:p>
      <text:p text:style-name="Normal"><text:s text:c="2"/>containers:</text:p>
      <text:p text:style-name="Normal"><text:s text:c="2"/>- name: myapp</text:p>
      <text:p text:style-name="Normal"><text:s text:c="4"/>image:<text:s/>mylandmarktech/spring-boot-mongo<text:s/></text:p>
      <text:p text:style-name="Normal"><text:s text:c="4"/>ports:</text:p>
      <text:p text:style-name="Normal"><text:s text:c="6"/>- containerPort: 8080</text:p>
      <text:p text:style-name="Normal"/>
      <text:p text:style-name="Normal">---</text:p>
      <text:p text:style-name="Normal">apiVersion: v1</text:p>
      <text:p text:style-name="Normal">kind: Service <text:s/></text:p>
      <text:soft-page-break/>
      <text:p text:style-name="Normal">metadata:</text:p>
      <text:p text:style-name="Normal"><text:s text:c="2"/>name: myappsvc</text:p>
      <text:p text:style-name="Normal">spec:</text:p>
      <text:p text:style-name="Normal"><text:s text:c="2"/>type: ClusterIP #= NodePort = LoadBalancer <text:s text:c="2"/></text:p>
      <text:p text:style-name="Normal"><text:s text:c="2"/>selector:</text:p>
      <text:p text:style-name="Normal"><text:s text:c="4"/>app: myapp <text:s/></text:p>
      <text:p text:style-name="Normal"><text:s text:c="2"/>ports:</text:p>
      <text:p text:style-name="Normal"><text:s text:c="2"/>- targetPort: 8080<text:s/></text:p>
      <text:p text:style-name="Normal"><text:s text:c="4"/>port: 80 <text:s/></text:p>
      <text:p text:style-name="Normal"/>
      <text:p text:style-name="Normal">HANDS-ON:</text:p>
      <text:p text:style-name="Normal"/>
      <text:p text:style-name="Normal">now vi into myapp.yml paste the second part above of myappsvc</text:p>
      <text:p text:style-name="Normal">now if the service type is not passed it will create the default service type --&gt;ClusterIP</text:p>
      <text:p text:style-name="Normal">run: kubectl apply -f myappsvc.yml --dry-run=client <text:s/>---&gt; if the file is messed up<text:s/>u wont be able to create the resource</text:p>
      <text:p text:style-name="Normal">run this to create the service: kubectl apply -f myappsvc.yml</text:p>
      <text:p text:style-name="Normal">run: kubectl get svc<text:s/></text:p>
      <text:p text:style-name="Normal">run: kubectl get pod<text:s/></text:p>
      <text:p text:style-name="Normal">run this to kmow when the traffic of this service ends: kubectl get ep (endpoint)</text:p>
      <text:p text:style-name="Normal">run: kubectl describe svc<text:s/>myappsvc<text:s/></text:p>
      <text:p text:style-name="Normal">*if ur endpoint is &lt;none&gt; then .. do this<text:s/></text:p>
      <text:p text:style-name="Normal">*kubectl delete --all -n defaultkubectl</text:p>
      <text:p text:style-name="Normal">*kubectl delete --all -n facebook</text:p>
      <text:p text:style-name="Normal">NB: IF THE myappsvc DOESNT HAVE AN ENDPOINT IT cannot ROUTE traffic</text:p>
      <text:p text:style-name="Normal">if any problem fix it by : kubectl edit svc myappsvc .. then<text:s/>check</text:p>
      <text:p text:style-name="Normal">now run: kubectl get ep</text:p>
      <text:p text:style-name="Normal">now run: kubectl get pod</text:p>
      <text:soft-page-break/>
      <text:p text:style-name="Normal">also: kubectl get pod -o wide <text:s/>---&gt; you will realise that endpoint and ip-address are the same</text:p>
      <text:p text:style-name="Normal">vi myappsvc.yml and also correct it</text:p>
      <text:p text:style-name="Normal"/>
      <text:p text:style-name="Normal"/>
      <text:p text:style-name="Normal">NB:</text:p>
      <text:p text:style-name="Normal">when end users want to access our nodeport cluster they will use<text:s/>the ip address and the port nomber<text:s/></text:p>
      <text:p text:style-name="Normal">they will access the cluster through one of the Nodes and in k8s there is a node port range and it is from 30,000 - 32767</text:p>
      <text:p text:style-name="Normal">so if we are creating a node port service and we dont specified a port kubenetes will automatically assign a port range</text:p>
      <text:p text:style-name="Normal">between 30,000 and 32,767</text:p>
      <text:p text:style-name="Normal"/>
      <text:p text:style-name="Normal"/>
      <text:p text:style-name="Normal">HANDS-ON :<text:s/></text:p>
      <text:p text:style-name="Normal"/>
      <text:p text:style-name="Normal"><text:s text:c="2"/>delete the running pod: kubectl delete -f myappsvc.yml [OR] kubectl delete svc myappsvc</text:p>
      <text:p text:style-name="Normal"><text:s text:c="2"/>vi svc2.yml</text:p>
      <text:p text:style-name="Normal"><text:s text:c="2"/>paste the nodeport file below</text:p>
      <text:p text:style-name="Normal"><text:s text:c="2"/>now run to create: kubectl apply -f svc2.yml</text:p>
      <text:p text:style-name="Normal"><text:s text:c="2"/>then<text:s/>run: kubectl get svc</text:p>
      <text:p text:style-name="Normal"><text:s text:c="2"/>also run : kubectl get svc -o wide</text:p>
      <text:p text:style-name="Normal"><text:s text:c="2"/>now: kubectl get pod -o wide<text:s/></text:p>
      <text:p text:style-name="Normal"><text:s text:c="2"/>also: kubectl get ep -o wide</text:p>
      <text:p text:style-name="Normal"><text:s text:c="2"/>curl -v svc ip-address <text:s/>.. curl -v ip-address :ports nomber</text:p>
      <text:p text:style-name="Normal"/>
      <text:p text:style-name="Normal"/>
      <text:p text:style-name="Normal">*Use controller managers to deploy workload -- do not use pods for deploying bc pods cannot be scale</text:p>
      <text:p text:style-name="Normal"/>
      <text:p text:style-name="Normal">delarge taboh, [17/11/2022 12:04]</text:p>
      <text:p text:style-name="Normal">Containers are housed inside pods</text:p>
      <text:p text:style-name="Normal">================================</text:p>
      <text:p text:style-name="Normal">Controllers managers:</text:p>
      <text:p text:style-name="Normal"><text:s text:c="2"/>Replication Controller <text:s/>--- rc</text:p>
      <text:p text:style-name="Normal"><text:s text:c="2"/>Replica Set - rs <text:s text:c="7"/></text:p>
      <text:p text:style-name="Normal"><text:s text:c="2"/>DaemonSet <text:s text:c="2"/>- ds</text:p>
      <text:p text:style-name="Normal"><text:s text:c="2"/>Deployment <text:s/>- deploy<text:s/></text:p>
      <text:p text:style-name="Normal"><text:s text:c="2"/>StatefulSet - ss<text:s/></text:p>
      <text:p text:style-name="Normal">Labels and Selectors:<text:s/></text:p>
      <text:p text:style-name="Normal">Replication Controller <text:s/>--- rc = rc.yml<text:s/></text:p>
      <text:p text:style-name="Normal">kams =akms rc.yml<text:s/></text:p>
      <text:p text:style-name="Normal"># ReplicationController</text:p>
      <text:p text:style-name="Normal">apiVersion: v1</text:p>
      <text:p text:style-name="Normal">kind: ReplicationController</text:p>
      <text:p text:style-name="Normal">metadata:</text:p>
      <text:p text:style-name="Normal"><text:s text:c="2"/>name: &lt;RRName&gt; =apprc</text:p>
      <text:p text:style-name="Normal"><text:s text:c="2"/>labels: # Labels for RR</text:p>
      <text:p text:style-name="Normal"><text:s text:c="4"/>&lt;key&gt;: &lt;value&gt;</text:p>
      <text:p text:style-name="Normal">spec:</text:p>
      <text:p text:style-name="Normal"><text:s text:c="2"/>replicas: &lt;NoOfPodReplicas&gt; 5</text:p>
      <text:p text:style-name="Normal"><text:s text:c="2"/>selector: # ReplicationController will fine pod based on the below key and value</text:p>
      <text:p text:style-name="Normal"><text:s text:c="4"/>&lt;key&gt;: &lt;value&gt;</text:p>
      <text:p text:style-name="Normal"><text:s text:c="2"/>template:</text:p>
      <text:p text:style-name="Normal"><text:s text:c="4"/>metadata: #Pod metadata</text:p>
      <text:p text:style-name="Normal"><text:s text:c="4"/>name: &lt;PodName&gt;</text:p>
      <text:soft-page-break/>
      <text:p text:style-name="Normal"><text:s text:c="4"/>labels: # Pod labels</text:p>
      <text:p text:style-name="Normal"><text:s text:c="6"/>&lt;key&gt;: &lt;value&gt;</text:p>
      <text:p text:style-name="Normal"><text:s text:c="2"/>spec:</text:p>
      <text:p text:style-name="Normal"><text:s text:c="4"/>containers:</text:p>
      <text:p text:style-name="Normal"><text:s text:c="4"/>- name: &lt;containerName&gt;</text:p>
      <text:p text:style-name="Normal"><text:s text:c="6"/>image: &lt;imagaName&gt;</text:p>
      <text:p text:style-name="Normal"><text:s text:c="4"/>ports:</text:p>
      <text:p text:style-name="Normal"><text:s text:c="4"/>- containerPort: &lt;containerPort&gt;</text:p>
      <text:p text:style-name="Normal"/>
      <text:p text:style-name="Normal"/>
      <text:p text:style-name="Normal">HANDS-ON:<text:s/></text:p>
      <text:p text:style-name="Normal">now do th: vi app.yml , paste the entire ReplicationController below inside</text:p>
      <text:p text:style-name="Normal">run: kubectl apply -f app.yml<text:s/></text:p>
      <text:p text:style-name="Normal">run: kubectl get svc<text:s/></text:p>
      <text:p text:style-name="Normal"><text:s/><text:s text:c="4"/>kubectl get ep</text:p>
      <text:p text:style-name="Normal"><text:s text:c="5"/>kubectl get pod -o wide</text:p>
      <text:p text:style-name="Normal"/>
      <text:p text:style-name="Normal">-with ReplicationController we can scale incase of a spark like this;</text:p>
      <text:p text:style-name="Normal"><text:s/>kubectl scale rc apprc --replicas 5<text:s/></text:p>
      <text:p text:style-name="Normal"><text:s/>kubectl get rc<text:s/></text:p>
      <text:p text:style-name="Normal"><text:s/>kubectl get pod -o wide</text:p>
      <text:p text:style-name="Normal"><text:s/>scale downwar: kubectl scale rc apprc --replicas 2</text:p>
      <text:p text:style-name="Normal"><text:s/>kubectl get pod</text:p>
      <text:p text:style-name="Normal"><text:s/>kubectl get rc<text:s/></text:p>
      <text:p text:style-name="Normal"><text:s/>kubectl scale rc apprc --replicas 4</text:p>
      <text:p text:style-name="Normal"><text:s/>kubectl get rc<text:s/></text:p>
      <text:p text:style-name="Normal"><text:s/>kubectl get pod</text:p>
      <text:p text:style-name="Normal"/>
      <text:p text:style-name="Normal"/>
      <text:p text:style-name="Normal">ReplicationController<text:s/></text:p>
      <text:p text:style-name="Normal">======================== <text:s/>rc.yml <text:s/></text:p>
      <text:p text:style-name="Normal">apiVersion: v1 <text:s text:c="2"/></text:p>
      <text:p text:style-name="Normal">kind: ReplicationController <text:s text:c="3"/></text:p>
      <text:p text:style-name="Normal">metadata:</text:p>
      <text:p text:style-name="Normal"><text:s text:c="2"/>name: apprc <text:s/></text:p>
      <text:p text:style-name="Normal">spec:</text:p>
      <text:p text:style-name="Normal"><text:s text:c="2"/>selector:<text:s/></text:p>
      <text:p text:style-name="Normal"><text:s text:c="4"/>app: webapp</text:p>
      <text:p text:style-name="Normal"><text:s text:c="2"/>replicas: 3 <text:s text:c="5"/></text:p>
      <text:p text:style-name="Normal"><text:s text:c="2"/>template:</text:p>
      <text:p text:style-name="Normal"><text:s text:c="4"/>metadata:</text:p>
      <text:p text:style-name="Normal"><text:s text:c="6"/>name: app <text:s text:c="2"/></text:p>
      <text:p text:style-name="Normal"><text:s text:c="6"/>labels:</text:p>
      <text:p text:style-name="Normal"><text:s text:c="8"/>app: webapp</text:p>
      <text:p text:style-name="Normal"><text:s text:c="4"/>spec:</text:p>
      <text:p text:style-name="Normal"><text:s text:c="6"/>containers:</text:p>
      <text:p text:style-name="Normal"><text:s text:c="6"/>- name: appc<text:s/></text:p>
      <text:p text:style-name="Normal"><text:s text:c="8"/>image: mylandmarktech/hello</text:p>
      <text:p text:style-name="Normal"><text:s text:c="8"/>ports:</text:p>
      <text:p text:style-name="Normal"><text:s text:c="8"/>- containerPort: 80 <text:s text:c="3"/></text:p>
      <text:p text:style-name="Normal">---</text:p>
      <text:p text:style-name="Normal">apiVersion: v1<text:s/></text:p>
      <text:p text:style-name="Normal">kind: Service</text:p>
      <text:p text:style-name="Normal">metadata:</text:p>
      <text:soft-page-break/>
      <text:p text:style-name="Normal"><text:s text:c="2"/>name: webappsvc</text:p>
      <text:p text:style-name="Normal">spec:</text:p>
      <text:p text:style-name="Normal"><text:s text:c="2"/>type: NodePort<text:s/></text:p>
      <text:p text:style-name="Normal"><text:s text:c="2"/>selector:</text:p>
      <text:p text:style-name="Normal"><text:s text:c="4"/>app: webapp</text:p>
      <text:p text:style-name="Normal"><text:s text:c="2"/>ports:</text:p>
      <text:p text:style-name="Normal"><text:s text:c="2"/>- targetPort: 80<text:s/></text:p>
      <text:p text:style-name="Normal"><text:s text:c="4"/>port: 80</text:p>
      <text:p text:style-name="Normal"/>
      <text:p text:style-name="Normal"/>
      <text:p text:style-name="Normal"/>
      <text:p text:style-name="Normal">Labels and Selectors:</text:p>
      <text:p text:style-name="Normal">Labels:</text:p>
      <text:p text:style-name="Normal"><text:s text:c="2"/>&lt;key&gt;:&lt;value&gt;</text:p>
      <text:p text:style-name="Normal"><text:s text:c="2"/>app: myapp</text:p>
      <text:p text:style-name="Normal">Selectors: EqualityBased [RC, RS] <text:s/></text:p>
      <text:p text:style-name="Normal"><text:s text:c="2"/>&lt;key&gt;:&lt;value&gt;</text:p>
      <text:p text:style-name="Normal"><text:s text:c="2"/>app: myapp</text:p>
      <text:p text:style-name="Normal"/>
      <text:p text:style-name="Normal">Selectors: Set-Based [ReplicaSet,]</text:p>
      <text:p text:style-name="Normal"><text:s/>value in:</text:p>
      <text:p text:style-name="Normal"><text:s text:c="2"/>&lt;key&gt;:&lt;value&gt;</text:p>
      <text:p text:style-name="Normal"><text:s text:c="2"/>app: myapp</text:p>
      <text:p text:style-name="Normal"><text:s text:c="2"/>tier: fe <text:s text:c="2"/></text:p>
      <text:p text:style-name="Normal">=====</text:p>
      <text:p text:style-name="Normal">ReplicaSet:</text:p>
      <text:p text:style-name="Normal"/>
      <text:soft-page-break/>
      <text:p text:style-name="Normal">IQ: What is difference b/w replicaset and replication controller?</text:p>
      <text:p text:style-name="Normal"/>
      <text:p text:style-name="Normal">-ReplicaSet is the next generation of replication<text:s/>controller.<text:s/></text:p>
      <text:p text:style-name="Normal">-Both are use to manage the pod state.<text:s/></text:p>
      <text:p text:style-name="Normal">-The only difference as at now is based on their selector support.</text:p>
      <text:p text:style-name="Normal">-ReplicaSet is the new version of ReplicationController</text:p>
      <text:p text:style-name="Normal">differences:<text:s/></text:p>
      <text:p text:style-name="Normal">-ReplicationController only Supports equality based selectors i.e<text:s/>equal conditions such as keys and values</text:p>
      <text:p text:style-name="Normal">-ReplicaSet Supports eqaulity based selectors and set based selectors ..here one key can have multiple values</text:p>
      <text:p text:style-name="Normal">ReplicationController is a subset of ReplicaSet<text:s/></text:p>
      <text:p text:style-name="Normal"/>
      <text:p text:style-name="Normal">key == value (Equal Conditions)</text:p>
      <text:p text:style-name="Normal">Labels:</text:p>
      <text:p text:style-name="Normal"><text:s text:c="2"/>app: webapp</text:p>
      <text:p text:style-name="Normal">selector:</text:p>
      <text:p text:style-name="Normal"><text:s text:c="4"/>app: webapp</text:p>
      <text:p text:style-name="Normal"/>
      <text:p text:style-name="Normal"/>
      <text:p text:style-name="Normal">key == value(Equal Conditions)</text:p>
      <text:p text:style-name="Normal"/>
      <text:p text:style-name="Normal">Set Based</text:p>
      <text:p text:style-name="Normal">key in (value1,value2, value3)</text:p>
      <text:p text:style-name="Normal">key in (value1)<text:s/></text:p>
      <text:p text:style-name="Normal"/>
      <text:p text:style-name="Normal">selector: for ReplicasSet</text:p>
      <text:p text:style-name="Normal"><text:s text:c="3"/>matchLabels: =# Equality Based</text:p>
      <text:soft-page-break/>
      <text:p text:style-name="Normal"><text:s text:c="5"/>key: value</text:p>
      <text:p text:style-name="Normal"><text:s text:c="5"/>app: webapp</text:p>
      <text:p text:style-name="Normal"/>
      <text:p text:style-name="Normal">selector:ReplicasSet:</text:p>
      <text:p text:style-name="Normal"><text:s text:c="3"/>matchExpressions:<text:s/>=# Set Based</text:p>
      <text:p text:style-name="Normal"><text:s text:c="3"/>- key: app</text:p>
      <text:p text:style-name="Normal"><text:s text:c="5"/>operator: IN</text:p>
      <text:p text:style-name="Normal"><text:s text:c="3"/>values:</text:p>
      <text:p text:style-name="Normal"><text:s text:c="3"/>- webapp</text:p>
      <text:p text:style-name="Normal"><text:s text:c="3"/>- webapplication</text:p>
      <text:p text:style-name="Normal"><text:s text:c="3"/>- web</text:p>
      <text:p text:style-name="Normal"/>
      <text:p text:style-name="Normal">=# Mainfest File for RS = ReplicaSet:</text:p>
      <text:p text:style-name="Normal">apiVersion: apps/v1</text:p>
      <text:p text:style-name="Normal">kind: ReplicaSet</text:p>
      <text:p text:style-name="Normal">metadata:</text:p>
      <text:p text:style-name="Normal"><text:s text:c="2"/>name: &lt;RSName&gt;</text:p>
      <text:p text:style-name="Normal">spec:</text:p>
      <text:p text:style-name="Normal"><text:s text:c="2"/>replicas: &lt;noOfPODReplicas&gt;</text:p>
      <text:p text:style-name="Normal"><text:s text:c="2"/>selector: <text:s/># To<text:s/>Match POD Labels.</text:p>
      <text:p text:style-name="Normal"><text:s text:c="4"/>matchLabels: <text:s/># Equality Based Selector</text:p>
      <text:p text:style-name="Normal"><text:s text:c="4"/>&lt;key&gt;: &lt;value&gt;</text:p>
      <text:p text:style-name="Normal"><text:s text:c="4"/>matchExpressions: <text:s/># Set Based Selector<text:s/></text:p>
      <text:p text:style-name="Normal"><text:s text:c="2"/>- key: &lt;key&gt;</text:p>
      <text:p text:style-name="Normal"><text:s text:c="4"/>operator: &lt;in/not in&gt;</text:p>
      <text:p text:style-name="Normal"><text:s text:c="4"/>values:</text:p>
      <text:p text:style-name="Normal"><text:s text:c="4"/>- &lt;value1&gt;</text:p>
      <text:soft-page-break/>
      <text:p text:style-name="Normal"><text:s text:c="4"/>- &lt;value2&gt;</text:p>
      <text:p text:style-name="Normal"><text:s text:c="2"/>template:</text:p>
      <text:p text:style-name="Normal"><text:s text:c="4"/>metadata:</text:p>
      <text:p text:style-name="Normal"><text:s text:c="4"/>name: &lt;PODName&gt;</text:p>
      <text:p text:style-name="Normal"><text:s text:c="4"/>labels:</text:p>
      <text:p text:style-name="Normal"><text:s text:c="6"/>&lt;key&gt;: &lt;value&gt;</text:p>
      <text:p text:style-name="Normal"><text:s text:c="2"/>spec:</text:p>
      <text:p text:style-name="Normal"><text:s text:c="2"/>- containers:</text:p>
      <text:p text:style-name="Normal"><text:s text:c="4"/>- name: &lt;nameOfTheContainer&gt;</text:p>
      <text:p text:style-name="Normal"><text:s text:c="6"/>image: &lt;imageName&gt;</text:p>
      <text:p text:style-name="Normal"><text:s text:c="4"/>ports:</text:p>
      <text:p text:style-name="Normal"><text:s text:c="4"/>- containerPort: &lt;containerPort&gt;</text:p>
      <text:p text:style-name="Normal"/>
      <text:p text:style-name="Normal"/>
      <text:p text:style-name="Normal">example:</text:p>
      <text:p text:style-name="Normal"/>
      <text:p text:style-name="Normal"><text:s/>HANDS-ON:</text:p>
      <text:p text:style-name="Normal">vi rs.yml pastes the below manifests<text:s/></text:p>
      <text:p text:style-name="Normal">run: kubectl apply -f rs.yml</text:p>
      <text:p text:style-name="Normal"><text:s text:c="3"/><text:s text:c="2"/>kubectl get rs<text:s/></text:p>
      <text:p text:style-name="Normal"><text:s text:c="5"/>kubectl describe rs mavenapprs</text:p>
      <text:p text:style-name="Normal"><text:s text:c="5"/>kubectl get rs -o wide<text:s/></text:p>
      <text:p text:style-name="Normal"><text:s text:c="5"/>kubectl get svc -o wide<text:s/></text:p>
      <text:p text:style-name="Normal"><text:s text:c="5"/>kubectl get ep -o wide<text:s/></text:p>
      <text:p text:style-name="Normal"><text:s text:c="5"/>kubectl get pod -o wide<text:s/></text:p>
      <text:p text:style-name="Normal">with ReplicaSet we can scale but we cannot scale with pods</text:p>
      <text:p text:style-name="Normal"/>
      <text:soft-page-break/>
      <text:p text:style-name="Normal"><text:s text:c="5"/>kubectl scale rs mavenapprs --replicas 4</text:p>
      <text:p text:style-name="Normal"/>
      <text:p text:style-name="Normal">delarge taboh, [17/11/2022 12:04]</text:p>
      <text:p text:style-name="Normal">---</text:p>
      <text:p text:style-name="Normal">apiVersion: apps/v1</text:p>
      <text:p text:style-name="Normal">kind: ReplicaSet</text:p>
      <text:p text:style-name="Normal">metadata:</text:p>
      <text:p text:style-name="Normal"><text:s text:c="2"/>name: mavenapprs</text:p>
      <text:p text:style-name="Normal">spec:</text:p>
      <text:p text:style-name="Normal"><text:s text:c="2"/>replicas: 2</text:p>
      <text:p text:style-name="Normal"><text:s text:c="2"/>selector:</text:p>
      <text:p text:style-name="Normal"><text:s text:c="4"/>matchLabels: <text:s text:c="2"/></text:p>
      <text:p text:style-name="Normal"><text:s text:c="6"/>app: mavenapp</text:p>
      <text:p text:style-name="Normal"><text:s text:c="2"/>template:</text:p>
      <text:p text:style-name="Normal"><text:s text:c="4"/>metadata:<text:s/></text:p>
      <text:p text:style-name="Normal"><text:s text:c="6"/>name: apps <text:s/></text:p>
      <text:p text:style-name="Normal"><text:s text:c="6"/>labels:</text:p>
      <text:p text:style-name="Normal"><text:s text:c="8"/>app: mavenapp</text:p>
      <text:p text:style-name="Normal"><text:s text:c="4"/>spec:</text:p>
      <text:p text:style-name="Normal"><text:s text:c="6"/>containers:</text:p>
      <text:p text:style-name="Normal"><text:s text:c="6"/>- name: appsc</text:p>
      <text:p text:style-name="Normal"><text:s text:c="8"/>image: mylandmarktech/java-web-app</text:p>
      <text:p text:style-name="Normal"><text:s text:c="8"/>ports:</text:p>
      <text:p text:style-name="Normal"><text:s text:c="8"/>- containerPort: 8080<text:s/></text:p>
      <text:p text:style-name="Normal">---</text:p>
      <text:p text:style-name="Normal">apiVersion: v1</text:p>
      <text:p text:style-name="Normal">kind: Service<text:s/></text:p>
      <text:soft-page-break/>
      <text:p text:style-name="Normal">metadata:</text:p>
      <text:p text:style-name="Normal"><text:s text:c="2"/>name: app-svc<text:s/></text:p>
      <text:p text:style-name="Normal">spec:<text:s/></text:p>
      <text:p text:style-name="Normal"><text:s text:c="2"/>selector:<text:s/></text:p>
      <text:p text:style-name="Normal"><text:s text:c="4"/>app:<text:s/>mavenapp</text:p>
      <text:p text:style-name="Normal"><text:s text:c="2"/>type: NodePort</text:p>
      <text:p text:style-name="Normal"><text:s text:c="2"/>ports:</text:p>
      <text:p text:style-name="Normal"><text:s text:c="2"/>- targetPort: 8080 <text:s text:c="2"/></text:p>
      <text:p text:style-name="Normal"><text:s text:c="4"/>port: 80</text:p>
      <text:p text:style-name="Normal"><text:s text:c="4"/>nodePort: 32000 <text:s/></text:p>
      <text:p text:style-name="Normal">---</text:p>
      <text:p text:style-name="Normal">run this:<text:s/></text:p>
      <text:p text:style-name="Normal">kubectl get rs<text:s/></text:p>
      <text:p text:style-name="Normal">kubectl get rs <text:s/>-o wide<text:s/></text:p>
      <text:p text:style-name="Normal">kubectl get rs -o yaml <text:s/></text:p>
      <text:p text:style-name="Normal">kubectl get rs -n &lt;namespace&gt;</text:p>
      <text:p text:style-name="Normal">kubectl get all</text:p>
      <text:p text:style-name="Normal">kubectl scale rs mavenapprs --replicas 4</text:p>
      <text:p text:style-name="Normal">kubectl scale rs &lt;rsName&gt; --replicas &lt;noOfReplicas&gt;</text:p>
      <text:p text:style-name="Normal">kubectl describe rs &lt;rsName&gt;</text:p>
      <text:p text:style-name="Normal">kubectl delete rs &lt;rsName&gt;</text:p>
      <text:p text:style-name="Normal"/>
      <text:p text:style-name="Normal">IQ: What is the difference b/w docker serivce and k8s service?</text:p>
      <text:p text:style-name="Normal">ANSWER:<text:s/></text:p>
      <text:p text:style-name="Normal"><text:s text:c="2"/>In Docker Swarm services manages the containers and we can access<text:s/>containers using serviceName in Docker.<text:s/></text:p>
      <text:p text:style-name="Normal"/>
      <text:p text:style-name="Normal"><text:s text:c="2"/>in k8s service is not creating/managing the pod, controllers manages the pods state <text:s text:c="2"/></text:p>
      <text:soft-page-break/>
      <text:p text:style-name="Normal"><text:s text:c="4"/></text:p>
      <text:p text:style-name="Normal"><text:s text:c="2"/>service in Docker manages the containers<text:s/></text:p>
      <text:p text:style-name="Normal"/>
      <text:p text:style-name="Normal">Replica Mode: if we deploy in Replica mode it will be like using the default (RS/RC)</text:p>
      <text:p text:style-name="Normal">DaemonSet: is the same like deploying application in Global mode</text:p>
      <text:p text:style-name="Normal"><text:s text:c="3"/>while deploying application in docker swarm u can deploy in Global mode and<text:s/></text:p>
      <text:p text:style-name="Normal">QUESTION:</text:p>
      <text:p text:style-name="Normal">e.g if we have 15 worker nodes in our Kubernetes cluster.</text:p>
      <text:p text:style-name="Normal"><text:s text:c="2"/>We want to deploy a monitoring<text:s/>agent to monitore the nodes <text:s/></text:p>
      <text:p text:style-name="Normal"><text:s text:c="2"/>Which kubernetes object should we used??<text:s/></text:p>
      <text:p text:style-name="Normal">Answer: the kubentes object to be use is "DaemonSet"because it will deploy a pod to each of the nodes<text:s/></text:p>
      <text:p text:style-name="Normal"><text:s text:c="3"/>NB: <text:s/>we do not use ReplicaSet or ReplicationController because the scheduler<text:s/>can schedule the pod in any node<text:s/></text:p>
      <text:p text:style-name="Normal">========</text:p>
      <text:p text:style-name="Normal">If we have 12 nodes in the cluster :<text:s/></text:p>
      <text:p text:style-name="Normal"><text:s text:c="2"/>Then Workloads deploy via DaemonSet will assign a pod in each node or the nodeGroup</text:p>
      <text:p text:style-name="Normal"><text:s/>nodeGroup 1 has 4 db-nodes <text:s/></text:p>
      <text:p text:style-name="Normal"><text:s/>nodeGroup 2 has 4 app-nodes <text:s/></text:p>
      <text:p text:style-name="Normal"><text:s/>nodeGroup 3 has 4 web-nodes <text:s/></text:p>
      <text:p text:style-name="Normal"><text:s text:c="4"/>We can Node affinity or node selector<text:s/></text:p>
      <text:p text:style-name="Normal"/>
      <text:p text:style-name="Normal">DaemonSet is Good for deploying: ----&gt; we cannot scale DaemonSet</text:p>
      <text:p text:style-name="Normal"><text:s text:c="4"/>monitoring tools<text:s/></text:p>
      <text:p text:style-name="Normal"><text:s text:c="4"/>log management tools<text:s/></text:p>
      <text:p text:style-name="Normal">IN Docker Swarm we have global-mode:</text:p>
      <text:p text:style-name="Normal">In Kubernetes we have <text:s/>DaemonSet:</text:p>
      <text:p text:style-name="Normal"><text:s text:c="2"/>EFK <text:s/>=<text:s/></text:p>
      <text:soft-page-break/>
      <text:p text:style-name="Normal"><text:s text:c="2"/>Elastic search<text:s/></text:p>
      <text:p text:style-name="Normal"><text:s text:c="2"/>FileBeat - is an agent and all the nodes should have FileBeat DaemonSet<text:s/></text:p>
      <text:p text:style-name="Normal"><text:s text:c="5"/>Gather the logs from the nodes<text:s/></text:p>
      <text:p text:style-name="Normal"><text:s text:c="5"/>All the node should have a FileBeat agent running<text:s/></text:p>
      <text:p text:style-name="Normal"><text:s text:c="2"/>Kibana<text:s/></text:p>
      <text:p text:style-name="Normal"><text:s text:c="4"/>11 Nodes running in your cluster<text:s/></text:p>
      <text:p text:style-name="Normal"/>
      <text:p text:style-name="Normal">Prometheus and Grafana: these comes<text:s/>with the following <text:s/>Prometheus server, kube-state-metrics, alertManager, Prometheus-UI<text:s/></text:p>
      <text:p text:style-name="Normal"><text:s text:c="2"/>NodeExporters <text:s/>-- DaemonSet</text:p>
      <text:p text:style-name="Normal"><text:s text:c="5"/>Gather the logs in all the nodes<text:s/></text:p>
      <text:p text:style-name="Normal"/>
      <text:p text:style-name="Normal"><text:s/>HANDS-ON :</text:p>
      <text:p text:style-name="Normal">vi ds.yml paste the below manifests</text:p>
      <text:p text:style-name="Normal">kubectl apply -f ds.yml<text:s/></text:p>
      <text:p text:style-name="Normal">kubectl get node<text:s/></text:p>
      <text:p text:style-name="Normal">kubectl get ds -o wide</text:p>
      <text:p text:style-name="Normal">kubectl get pod -o wide<text:s/></text:p>
      <text:p text:style-name="Normal"/>
      <text:p text:style-name="Normal">NB:<text:s/></text:p>
      <text:p text:style-name="Normal"/>
      <text:p text:style-name="Normal">How to get api Versions in k8s?</text:p>
      <text:p text:style-name="Normal"><text:s text:c="2"/>kubectl api-resources<text:s/></text:p>
      <text:p text:style-name="Normal"><text:s text:c="2"/>kubectl api-resources | grep -i DaemonSet<text:s/></text:p>
      <text:p text:style-name="Normal"><text:s text:c="2"/>kubectl api-resources | grep -i replica*</text:p>
      <text:p text:style-name="Normal">----</text:p>
      <text:p text:style-name="Normal">apiVersion: apps/v1</text:p>
      <text:p text:style-name="Normal">kind: DaemonSet</text:p>
      <text:soft-page-break/>
      <text:p text:style-name="Normal">metadata:</text:p>
      <text:p text:style-name="Normal"><text:s text:c="2"/>name: logds</text:p>
      <text:p text:style-name="Normal">spec:</text:p>
      <text:p text:style-name="Normal"><text:s text:c="2"/>selector:</text:p>
      <text:p text:style-name="Normal"><text:s text:c="4"/>matchLabels:</text:p>
      <text:p text:style-name="Normal"><text:s text:c="6"/>tier: frontend</text:p>
      <text:p text:style-name="Normal"><text:s text:c="2"/>template:</text:p>
      <text:p text:style-name="Normal"><text:s text:c="4"/>metadata:</text:p>
      <text:p text:style-name="Normal"><text:s text:c="6"/>name: log</text:p>
      <text:p text:style-name="Normal"><text:s text:c="6"/>labels:</text:p>
      <text:p text:style-name="Normal"><text:s text:c="8"/>tier: frontend</text:p>
      <text:p text:style-name="Normal"><text:s text:c="4"/>spec:</text:p>
      <text:p text:style-name="Normal"><text:s text:c="6"/>containers:</text:p>
      <text:p text:style-name="Normal"><text:s text:c="6"/>- <text:s/>name: logc</text:p>
      <text:p text:style-name="Normal"><text:s text:c="9"/>image: mylandmarktech/hello</text:p>
      <text:p text:style-name="Normal"><text:s text:c="9"/>ports:</text:p>
      <text:p text:style-name="Normal"><text:s text:c="9"/>-<text:s/>containerPort: 80</text:p>
      <text:p text:style-name="Normal"/>
      <text:p text:style-name="Normal"/>
      <text:p text:style-name="Normal">How have you deployed applications/workloads in Kubernetes?:</text:p>
      <text:p text:style-name="Normal"/>
      <text:p text:style-name="Normal">1. Pods, ReplicationController, ReplicaSet, DaemonSet,<text:s/></text:p>
      <text:p text:style-name="Normal">2. Deployment is the recommended kubernetes object to</text:p>
      <text:p text:style-name="Normal"><text:s text:c="6"/>1. run workloads in k8s</text:p>
      <text:p text:style-name="Normal"><text:s text:c="6"/>2. Deploy applications in Kubernetes</text:p>
      <text:p text:style-name="Normal"/>
      <text:p text:style-name="Normal"/>
      <text:p text:style-name="Normal"/>
      <text:p text:style-name="Normal">Deployments:</text:p>
      <text:p text:style-name="Normal"/>
      <text:p text:style-name="Normal"><text:s text:c="2"/>in k8s deployment is the recommended way to deploy pods bc deployment comes with advanced futures</text:p>
      <text:p text:style-name="Normal"/>
      <text:p text:style-name="Normal">Kubernetes object "Deployment" is use to deploy <text:s/>applications/PODs or containersised applications or ReplicaSet :</text:p>
      <text:p text:style-name="Normal"><text:s text:c="2"/>What is your<text:s/>deployment strategy:<text:s/></text:p>
      <text:p text:style-name="Normal"><text:s text:c="4"/>In kubernetes the default Deployment strategy<text:s/></text:p>
      <text:p text:style-name="Normal"><text:s text:c="8"/>RollingUpdates<text:s/></text:p>
      <text:p text:style-name="Normal"><text:s text:c="8"/>Recreate<text:s/></text:p>
      <text:p text:style-name="Normal"><text:s text:c="8"/>blue/green<text:s/></text:p>
      <text:p text:style-name="Normal"><text:s text:c="8"/>canary<text:s/></text:p>
      <text:p text:style-name="Normal">The apiVersion = <text:s/>apps/v1 supports equality and set-based selectors<text:s/></text:p>
      <text:p text:style-name="Normal">IQ: <text:s text:c="4"/>What is the default<text:s/>Deployment strategy in Kubernetes?<text:s/></text:p>
      <text:p text:style-name="Normal">answer: RollingUpdates</text:p>
      <text:p text:style-name="Normal"/>
      <text:p text:style-name="Normal">delarge taboh, [17/11/2022 12:04]</text:p>
      <text:p text:style-name="Normal">kubectl api-resources | grep deployment <text:s/></text:p>
      <text:p text:style-name="Normal"/>
      <text:p text:style-name="Normal">deploy.yml <text:s/></text:p>
      <text:p text:style-name="Normal"/>
      <text:p text:style-name="Normal">apiVersion: apps/v1<text:s/></text:p>
      <text:p text:style-name="Normal">kind: Deployment<text:s/></text:p>
      <text:p text:style-name="Normal">metadata:<text:s/></text:p>
      <text:p text:style-name="Normal"><text:s text:c="2"/>name: webapp <text:s/></text:p>
      <text:p text:style-name="Normal"><text:s text:c="2"/>namespace: facebook <text:s text:c="3"/></text:p>
      <text:soft-page-break/>
      <text:p text:style-name="Normal"><text:s text:c="2"/>labels:</text:p>
      <text:p text:style-name="Normal"><text:s text:c="2"/><text:s text:c="2"/>tier: frontend<text:s/></text:p>
      <text:p text:style-name="Normal">spec:</text:p>
      <text:p text:style-name="Normal"><text:s text:c="2"/>strategy: <text:s text:c="2"/></text:p>
      <text:p text:style-name="Normal"><text:s text:c="2"/>replicas: <text:s text:c="2"/></text:p>
      <text:p text:style-name="Normal"><text:s text:c="2"/>selector: <text:s/></text:p>
      <text:p text:style-name="Normal"><text:s text:c="2"/>template:</text:p>
      <text:p text:style-name="Normal">---</text:p>
      <text:p text:style-name="Normal">ReplicationController apiVersion is: v1 <text:s/></text:p>
      <text:p text:style-name="Normal"><text:s text:c="4"/>selector:<text:s/></text:p>
      <text:p text:style-name="Normal"><text:s text:c="7"/>app: webapp</text:p>
      <text:p text:style-name="Normal">Deployments, ReplicaSet, DaemonSet apiVersion = apps/v1</text:p>
      <text:p text:style-name="Normal"><text:s text:c="6"/>selector:<text:s/></text:p>
      <text:p text:style-name="Normal"><text:s text:c="8"/>matchLabels:<text:s/></text:p>
      <text:p text:style-name="Normal"><text:s/><text:s text:c="9"/>app: webapp</text:p>
      <text:p text:style-name="Normal"><text:s text:c="6"/>selector:<text:s/></text:p>
      <text:p text:style-name="Normal"/>
      <text:p text:style-name="Normal"><text:s text:c="2"/>selector:<text:s/></text:p>
      <text:p text:style-name="Normal"><text:s text:c="4"/>matchExpressions: <text:s/># Set Based Selector<text:s/></text:p>
      <text:p text:style-name="Normal"><text:s text:c="2"/>- key: &lt;key&gt;</text:p>
      <text:p text:style-name="Normal"><text:s text:c="4"/>operator: &lt;in/not in&gt;</text:p>
      <text:p text:style-name="Normal"><text:s text:c="4"/>values:</text:p>
      <text:p text:style-name="Normal"><text:s text:c="4"/>- &lt;value1&gt;</text:p>
      <text:p text:style-name="Normal"><text:s text:c="4"/>- &lt;value2&gt;</text:p>
      <text:p text:style-name="Normal"/>
      <text:p text:style-name="Normal"/>
      <text:p text:style-name="Normal">apiVersion: apps/v1<text:s/></text:p>
      <text:soft-page-break/>
      <text:p text:style-name="Normal">kind: Deployment<text:s/></text:p>
      <text:p text:style-name="Normal">metadata:<text:s/></text:p>
      <text:p text:style-name="Normal"><text:s text:c="2"/>name: webapp <text:s/></text:p>
      <text:p text:style-name="Normal"><text:s text:c="2"/>namespace: facebook <text:s text:c="3"/></text:p>
      <text:p text:style-name="Normal"><text:s text:c="2"/>labels:</text:p>
      <text:p text:style-name="Normal"><text:s text:c="4"/>tier: frontend <text:s/></text:p>
      <text:p text:style-name="Normal">spec:</text:p>
      <text:p text:style-name="Normal"><text:s text:c="2"/>selector:<text:s/></text:p>
      <text:p text:style-name="Normal"><text:s text:c="4"/>matchLabels:</text:p>
      <text:p text:style-name="Normal"><text:s text:c="6"/>app: webapp</text:p>
      <text:p text:style-name="Normal"><text:s text:c="2"/>template:</text:p>
      <text:p text:style-name="Normal"><text:s text:c="4"/>metadata:</text:p>
      <text:p text:style-name="Normal"><text:s text:c="6"/>name: webapp</text:p>
      <text:p text:style-name="Normal"><text:s text:c="6"/>labels:</text:p>
      <text:p text:style-name="Normal"><text:s text:c="8"/>app: webapp</text:p>
      <text:p text:style-name="Normal"><text:s text:c="4"/>spec:</text:p>
      <text:p text:style-name="Normal"><text:s text:c="6"/>containers:</text:p>
      <text:p text:style-name="Normal"><text:s text:c="6"/>- name: springapp<text:s/></text:p>
      <text:p text:style-name="Normal"><text:s text:c="8"/>image:<text:s/>mylandmarktech/spring-boot-mongo <text:s/></text:p>
      <text:p text:style-name="Normal"><text:s text:c="8"/>ports:<text:s/></text:p>
      <text:p text:style-name="Normal"><text:s text:c="8"/>- containerPort: 8080<text:s/></text:p>
      <text:p text:style-name="Normal"><text:s text:c="8"/>env:</text:p>
      <text:p text:style-name="Normal"><text:s text:c="8"/>- name: MONGO_DB_USERNAME <text:s/></text:p>
      <text:p text:style-name="Normal"><text:s text:c="10"/>value: devdb <text:s text:c="2"/></text:p>
      <text:p text:style-name="Normal"><text:s text:c="8"/>- name: MONGO_DB_PASSWORD<text:s/></text:p>
      <text:p text:style-name="Normal"><text:s text:c="10"/>value: devdb@123 <text:s/></text:p>
      <text:p text:style-name="Normal"><text:s text:c="8"/>- name: MONGO_DB_HOSTNAME</text:p>
      <text:soft-page-break/>
      <text:p text:style-name="Normal"><text:s/><text:s text:c="9"/>value: mongo <text:s text:c="4"/></text:p>
      <text:p text:style-name="Normal">---</text:p>
      <text:p text:style-name="Normal">apiVersion: v1</text:p>
      <text:p text:style-name="Normal">kind: Service</text:p>
      <text:p text:style-name="Normal">metadata:</text:p>
      <text:p text:style-name="Normal"><text:s text:c="2"/>name: fcappsvc</text:p>
      <text:p text:style-name="Normal"><text:s text:c="2"/>namespace: facebook</text:p>
      <text:p text:style-name="Normal">spec:</text:p>
      <text:p text:style-name="Normal"><text:s text:c="2"/>type: NodePort<text:s/></text:p>
      <text:p text:style-name="Normal"><text:s text:c="2"/>selector:</text:p>
      <text:p text:style-name="Normal"><text:s text:c="4"/>app: webapp</text:p>
      <text:p text:style-name="Normal"><text:s text:c="2"/>ports:</text:p>
      <text:p text:style-name="Normal"><text:s text:c="2"/>- port: 80</text:p>
      <text:p text:style-name="Normal"><text:s text:c="4"/>targetPort: 8080</text:p>
      <text:p text:style-name="Normal"><text:s text:c="4"/>//nodePort: 31500 <text:s/>#30000-32767</text:p>
      <text:p text:style-name="Normal">---</text:p>
      <text:p text:style-name="Normal">apiVersion:<text:s/>apps/v1</text:p>
      <text:p text:style-name="Normal">kind: Deployment</text:p>
      <text:p text:style-name="Normal">metadata:</text:p>
      <text:p text:style-name="Normal"><text:s text:c="2"/>name: myapp</text:p>
      <text:p text:style-name="Normal">spec:</text:p>
      <text:p text:style-name="Normal"><text:s text:c="2"/>selector:</text:p>
      <text:p text:style-name="Normal"><text:s text:c="4"/>matchLabels:</text:p>
      <text:p text:style-name="Normal"><text:s text:c="6"/>app: mavenapp</text:p>
      <text:p text:style-name="Normal"><text:s text:c="2"/>strategy:</text:p>
      <text:p text:style-name="Normal"><text:s text:c="4"/>type: RollingUpdate</text:p>
      <text:p text:style-name="Normal"><text:s text:c="4"/>rollingUpdate:</text:p>
      <text:soft-page-break/>
      <text:p text:style-name="Normal"><text:s text:c="6"/>maxUnavailable: 1</text:p>
      <text:p text:style-name="Normal"><text:s text:c="6"/>maxSurge: 1</text:p>
      <text:p text:style-name="Normal"><text:s text:c="2"/>minReadySeconds: 30</text:p>
      <text:p text:style-name="Normal"><text:s text:c="2"/>replicas: 4</text:p>
      <text:p text:style-name="Normal"><text:s text:c="2"/>template:</text:p>
      <text:p text:style-name="Normal"><text:s text:c="4"/>metadata:</text:p>
      <text:p text:style-name="Normal"><text:s text:c="6"/>name: mavenapppod</text:p>
      <text:p text:style-name="Normal"><text:s text:c="6"/>labels:</text:p>
      <text:p text:style-name="Normal"><text:s text:c="8"/>app: mavenapp</text:p>
      <text:p text:style-name="Normal"><text:s text:c="4"/>spec:</text:p>
      <text:p text:style-name="Normal"><text:s text:c="6"/>containers:</text:p>
      <text:p text:style-name="Normal"><text:s text:c="6"/>- name: mavenappcontainer</text:p>
      <text:p text:style-name="Normal"><text:s text:c="8"/>image: legah2045/maven-web-app</text:p>
      <text:p text:style-name="Normal"><text:s text:c="8"/>ports:</text:p>
      <text:p text:style-name="Normal"><text:s text:c="8"/>- containerPort: 8080</text:p>
      <text:p text:style-name="Normal"/>
      <text:p text:style-name="Normal"/>
      <text:p text:style-name="Normal">---</text:p>
      <text:p text:style-name="Normal">apiVersion: v1</text:p>
      <text:p text:style-name="Normal">kind: Service<text:s/></text:p>
      <text:p text:style-name="Normal">metadata:</text:p>
      <text:p text:style-name="Normal"><text:s text:c="2"/>name: app-svc<text:s/></text:p>
      <text:p text:style-name="Normal">spec:<text:s/></text:p>
      <text:p text:style-name="Normal"><text:s text:c="2"/>selector:<text:s/></text:p>
      <text:p text:style-name="Normal"><text:s text:c="4"/>app: mavenapp</text:p>
      <text:p text:style-name="Normal"><text:s text:c="2"/>type: NodePort</text:p>
      <text:p text:style-name="Normal"><text:s text:c="2"/>ports:</text:p>
      <text:soft-page-break/>
      <text:p text:style-name="Normal"><text:s text:c="2"/>- targetPort: 8080 <text:s text:c="2"/></text:p>
      <text:p text:style-name="Normal"><text:s text:c="4"/>port: 80</text:p>
      <text:p text:style-name="Normal"><text:s text:c="4"/>nodePort: 32700 <text:s/></text:p>
      <text:p text:style-name="Normal"/>
      <text:p text:style-name="Normal"/>
      <text:p text:style-name="Normal">https://github.com/LandmakTechnology/kubernetes-notes</text:p>
      <text:p text:style-name="Normal">https://github.com/LandmakTechnology/kubernetes-manifests</text:p>
      <text:p text:style-name="Normal"/>
      <text:p text:style-name="Normal">kubectl rollout deployment <text:s text:c="3"/></text:p>
      <text:p text:style-name="Normal">kubectl rollout undo deployment<text:s/></text:p>
      <text:p text:style-name="Normal">kubectl rollout undo deployment myapp</text:p>
      <text:p text:style-name="Normal"/>
      <text:p text:style-name="Normal"/>
      <text:p text:style-name="Normal">Rollback Deployment to Specific Revision</text:p>
      <text:p text:style-name="Normal">kubectl rollout undo deployment/my-first-deployment<text:s/>--to-revision=3</text:p>
      <text:p text:style-name="Normal">kubectl rollout undo deployment/myapp --to-revision=2 <text:s text:c="3"/></text:p>
      <text:p text:style-name="Normal"/>
      <text:p text:style-name="Normal">kubectl exec myapp-97dfdf5c9-8ng8c ls webapps</text:p>
      <text:p text:style-name="Normal"/>
      <text:p text:style-name="Normal">Zero downtime is achieve USING RollingUpdates strategy to deploy in Kubernetes.</text:p>
      <text:p text:style-name="Normal"><text:s text:c="2"/>original<text:s/></text:p>
      <text:p text:style-name="Normal"><text:s text:c="2"/>previous<text:s/></text:p>
      <text:p text:style-name="Normal"><text:s text:c="2"/>verions 1, 2, 3, 4, 5<text:s/></text:p>
      <text:p text:style-name="Normal"/>
      <text:p text:style-name="Normal">strategy:</text:p>
      <text:p text:style-name="Normal"><text:s text:c="3"/>Recreate:</text:p>
      <text:p text:style-name="Normal">---</text:p>
      <text:soft-page-break/>
      <text:p text:style-name="Normal">apiVersion: apps/v1<text:s/></text:p>
      <text:p text:style-name="Normal">kind: Deployment</text:p>
      <text:p text:style-name="Normal">metadata:</text:p>
      <text:p text:style-name="Normal"><text:s text:c="2"/>name: hello<text:s/></text:p>
      <text:p text:style-name="Normal">spec:</text:p>
      <text:p text:style-name="Normal"><text:s text:c="2"/>strategy:</text:p>
      <text:p text:style-name="Normal"><text:s text:c="4"/>type: Recreate</text:p>
      <text:p text:style-name="Normal"><text:s text:c="2"/>selector:</text:p>
      <text:p text:style-name="Normal"><text:s text:c="4"/>matchLabels:</text:p>
      <text:p text:style-name="Normal"><text:s text:c="6"/>app: hello</text:p>
      <text:p text:style-name="Normal"><text:s text:c="2"/>replicas: 2 <text:s/></text:p>
      <text:p text:style-name="Normal"><text:s text:c="2"/>template:<text:s/></text:p>
      <text:p text:style-name="Normal"><text:s text:c="4"/>metadata:<text:s/></text:p>
      <text:p text:style-name="Normal"><text:s text:c="6"/>name: hello</text:p>
      <text:p text:style-name="Normal"><text:s text:c="6"/>labels:</text:p>
      <text:p text:style-name="Normal"><text:s text:c="7"/><text:s/>app: hello</text:p>
      <text:p text:style-name="Normal"><text:s text:c="4"/>spec:</text:p>
      <text:p text:style-name="Normal"><text:s text:c="6"/>containers:<text:s/></text:p>
      <text:p text:style-name="Normal"><text:s text:c="8"/>- name: hello</text:p>
      <text:p text:style-name="Normal"><text:s text:c="10"/>image: mylandmarktech/hello:1 <text:s text:c="2"/></text:p>
      <text:p text:style-name="Normal"><text:s text:c="10"/>ports:<text:s/></text:p>
      <text:p text:style-name="Normal"><text:s text:c="10"/>- containerPort: 80</text:p>
      <text:p text:style-name="Normal">---</text:p>
      <text:p text:style-name="Normal">apiVersion: v1</text:p>
      <text:p text:style-name="Normal">kind: Service</text:p>
      <text:p text:style-name="Normal">metadata:</text:p>
      <text:p text:style-name="Normal"><text:s text:c="2"/>name: hello-svc</text:p>
      <text:soft-page-break/>
      <text:p text:style-name="Normal">spec:</text:p>
      <text:p text:style-name="Normal"><text:s text:c="2"/>type: NodePort</text:p>
      <text:p text:style-name="Normal"><text:s text:c="2"/>selector:</text:p>
      <text:p text:style-name="Normal"><text:s text:c="4"/>app: hello</text:p>
      <text:p text:style-name="Normal"><text:s text:c="2"/>ports:</text:p>
      <text:p text:style-name="Normal"><text:s text:c="2"/>- port: 80</text:p>
      <text:p text:style-name="Normal"><text:s text:c="4"/>targetPort: 80</text:p>
      <text:p text:style-name="Normal"><text:s text:c="4"/>nodePort: 32000</text:p>
      <text:p text:style-name="Normal"/>
      <text:p text:style-name="Normal">kubectl rollout history deployment hello <text:s/></text:p>
      <text:p text:style-name="Normal"/>
      <text:p text:style-name="Normal">RollingUpdates : with RollingUpdate we do not have downtime</text:p>
      <text:p text:style-name="Normal">Recreate : with Recreate we have downtime</text:p>
      <text:p text:style-name="Normal">Blue/Green :<text:s/></text:p>
      <text:p text:style-name="Normal"><text:s text:c="4"/>VERSION1=BLUE RUNNING IN production with 4 replicas<text:s/></text:p>
      <text:p text:style-name="Normal">if version 1=blue is running in production</text:p>
      <text:p text:style-name="Normal">then we will deploy version2=green in the test environment and when we confirm it<text:s/></text:p>
      <text:p text:style-name="Normal">to be good we now point it to production</text:p>
      <text:p text:style-name="Normal"/>
      <text:p text:style-name="Normal">with Blue/Green there is a downtime problem</text:p>
      <text:p text:style-name="Normal"><text:s text:c="4"/>VERSION2=GREEN is deployed in a test/uat/ environment with 4 replicas [full capacity]</text:p>
      <text:p text:style-name="Normal"/>
      <text:p text:style-name="Normal"><text:s text:c="4"/>VERSION2=GREEN will be switch to RUN IN production after testing <text:s/></text:p>
      <text:p text:style-name="Normal"/>
      <text:p text:style-name="Normal">Some deployments can last for over 8 hours.</text:p>
      <text:p text:style-name="Normal"/>
      <text:p text:style-name="Normal">delarge taboh, [17/11/2022 12:04]</text:p>
      <text:soft-page-break/>
      <text:p text:style-name="Normal">blue.yml<text:s/></text:p>
      <text:p text:style-name="Normal">=======</text:p>
      <text:p text:style-name="Normal">apiVersion: apps/v1<text:s/></text:p>
      <text:p text:style-name="Normal">kind: Deployment</text:p>
      <text:p text:style-name="Normal">metadata:</text:p>
      <text:p text:style-name="Normal"><text:s text:c="2"/>name: hello<text:s/></text:p>
      <text:p text:style-name="Normal">spec:</text:p>
      <text:p text:style-name="Normal"><text:s text:c="2"/>strategy:</text:p>
      <text:p text:style-name="Normal"><text:s text:c="4"/>type: Recreate</text:p>
      <text:p text:style-name="Normal"><text:s text:c="2"/>selector:</text:p>
      <text:p text:style-name="Normal"><text:s text:c="4"/>matchLabels:</text:p>
      <text:p text:style-name="Normal"><text:s text:c="6"/>app: hello</text:p>
      <text:p text:style-name="Normal"><text:s text:c="2"/>replicas: 2 <text:s/></text:p>
      <text:p text:style-name="Normal"><text:s text:c="2"/>template:<text:s/></text:p>
      <text:p text:style-name="Normal"><text:s text:c="4"/>metadata:<text:s/></text:p>
      <text:p text:style-name="Normal"><text:s text:c="6"/>name: hello</text:p>
      <text:p text:style-name="Normal"><text:s text:c="6"/>labels:</text:p>
      <text:p text:style-name="Normal"><text:s text:c="8"/>app: hello</text:p>
      <text:p text:style-name="Normal"><text:s text:c="4"/>spec:</text:p>
      <text:p text:style-name="Normal"><text:s text:c="5"/><text:s/>containers:<text:s/></text:p>
      <text:p text:style-name="Normal"><text:s text:c="8"/>- name: hello</text:p>
      <text:p text:style-name="Normal"><text:s text:c="10"/>image: mylandmarktech/hello:3 <text:s/></text:p>
      <text:p text:style-name="Normal"><text:s text:c="10"/>ports:<text:s/></text:p>
      <text:p text:style-name="Normal"><text:s text:c="10"/>- containerPort: 80</text:p>
      <text:p text:style-name="Normal">---</text:p>
      <text:p text:style-name="Normal">apiVersion: apps/v1<text:s/></text:p>
      <text:p text:style-name="Normal">kind: Deployment</text:p>
      <text:soft-page-break/>
      <text:p text:style-name="Normal">metadata:</text:p>
      <text:p text:style-name="Normal"><text:s text:c="2"/>name: green<text:s/></text:p>
      <text:p text:style-name="Normal">spec:</text:p>
      <text:p text:style-name="Normal"><text:s text:c="2"/>selector:</text:p>
      <text:p text:style-name="Normal"><text:s text:c="4"/>matchLabels:</text:p>
      <text:p text:style-name="Normal"><text:s text:c="6"/>app: green</text:p>
      <text:p text:style-name="Normal"><text:s text:c="2"/>replicas:<text:s/>2 <text:s/></text:p>
      <text:p text:style-name="Normal"><text:s text:c="2"/>template:<text:s/></text:p>
      <text:p text:style-name="Normal"><text:s text:c="4"/>metadata:<text:s/></text:p>
      <text:p text:style-name="Normal"><text:s text:c="6"/>name: green</text:p>
      <text:p text:style-name="Normal"><text:s text:c="6"/>labels:</text:p>
      <text:p text:style-name="Normal"><text:s text:c="8"/>app: green</text:p>
      <text:p text:style-name="Normal"><text:s text:c="4"/>spec:</text:p>
      <text:p text:style-name="Normal"><text:s text:c="6"/>containers:<text:s/></text:p>
      <text:p text:style-name="Normal"><text:s text:c="8"/>- name: hello</text:p>
      <text:p text:style-name="Normal"><text:s text:c="10"/>image: mylandmarktech/hello:4 <text:s text:c="2"/></text:p>
      <text:p text:style-name="Normal"><text:s text:c="10"/>ports:<text:s/></text:p>
      <text:p text:style-name="Normal"><text:s text:c="10"/>- containerPort: 80</text:p>
      <text:p text:style-name="Normal">---</text:p>
      <text:p text:style-name="Normal">apiVersion: v1</text:p>
      <text:p text:style-name="Normal">kind: Service</text:p>
      <text:p text:style-name="Normal">metadata:</text:p>
      <text:p text:style-name="Normal"><text:s text:c="2"/>name: green</text:p>
      <text:p text:style-name="Normal">spec:</text:p>
      <text:p text:style-name="Normal"><text:s text:c="2"/>type: NodePort</text:p>
      <text:p text:style-name="Normal"><text:s text:c="2"/>selector:</text:p>
      <text:p text:style-name="Normal"><text:s text:c="4"/>app: green</text:p>
      <text:soft-page-break/>
      <text:p text:style-name="Normal"><text:s text:c="2"/>ports:</text:p>
      <text:p text:style-name="Normal"><text:s text:c="2"/>- port: 80</text:p>
      <text:p text:style-name="Normal"><text:s text:c="4"/>targetPort: 80</text:p>
      <text:p text:style-name="Normal"><text:s text:c="4"/>nodePort: 32200</text:p>
      <text:p text:style-name="Normal">---</text:p>
      <text:p text:style-name="Normal"/>
      <text:p text:style-name="Normal">Canary Deployment:</text:p>
      <text:p text:style-name="Normal"><text:s text:c="2"/>Facebook is running version 31 of her application<text:s/></text:p>
      <text:p text:style-name="Normal"><text:s text:c="2"/>Facebook is about to release version 32<text:s text:c="2"/></text:p>
      <text:p text:style-name="Normal"/>
      <text:p text:style-name="Normal">Canary is use for traffic management</text:p>
      <text:p text:style-name="Normal">if version1 is running for current client then for the new client we can decide to<text:s/></text:p>
      <text:p text:style-name="Normal">deploy a second version</text:p>
      <text:p text:style-name="Normal">with canary we can decide that clients in africa should be deploy version1 and for the<text:s/></text:p>
      <text:p text:style-name="Normal">the clients in europe we deploy version2</text:p>
      <text:p text:style-name="Normal">IQ:<text:s/></text:p>
      <text:p text:style-name="Normal"/>
      <text:p text:style-name="Normal">How long did we perform testing to conclude that the applications <text:s text:c="2"/></text:p>
      <text:p text:style-name="Normal">were free from bugs and vulberablity with Blue/Green <text:s text:c="2"/></text:p>
      <text:p text:style-name="Normal"/>
      <text:p text:style-name="Normal">Canary:</text:p>
      <text:p text:style-name="Normal">Traffic management :</text:p>
      <text:p text:style-name="Normal"><text:s/></text:p>
      <text:p text:style-name="Normal"/>
      <text:p text:style-name="Normal">=====================================</text:p>
      <text:p text:style-name="Normal">IQ: What is your experience implemented the spring-boot framework?</text:p>
      <text:p text:style-name="Normal">springapp:</text:p>
      <text:soft-page-break/>
      <text:p text:style-name="Normal"><text:s text:c="2"/>Collect data from users and stores it in a mongodb data bases<text:s/></text:p>
      <text:p text:style-name="Normal"><text:s text:c="2"/>Users can create and update their accounts for a fintech client<text:s/></text:p>
      <text:p text:style-name="Normal">Onboarded:<text:s/></text:p>
      <text:p text:style-name="Normal"><text:s/>gitHub: https://github.com/LandmakTechnology/spring-boot-docker</text:p>
      <text:p text:style-name="Normal"><text:s/>dockerHub: mylandmarktech/spring-boot-mongo</text:p>
      <text:p text:style-name="Normal"><text:s/></text:p>
      <text:p text:style-name="Normal"><text:s/>with hostpathvol ones the database goes down data will be lost</text:p>
      <text:p text:style-name="Normal">====</text:p>
      <text:p text:style-name="Normal"/>
      <text:p text:style-name="Normal"/>
      <text:p text:style-name="Normal">apiVersion: apps/v1 <text:s text:c="4"/></text:p>
      <text:p text:style-name="Normal">kind: Deployment <text:s text:c="8"/></text:p>
      <text:p text:style-name="Normal">metadata:<text:s/></text:p>
      <text:p text:style-name="Normal"><text:s text:c="2"/>name: myapp</text:p>
      <text:p text:style-name="Normal"><text:s text:c="2"/>labels:</text:p>
      <text:p text:style-name="Normal"><text:s text:c="4"/>app: fe</text:p>
      <text:p text:style-name="Normal">spec:<text:s/></text:p>
      <text:p text:style-name="Normal"><text:s text:c="2"/>replicas: 2</text:p>
      <text:p text:style-name="Normal"><text:s text:c="2"/>selector:</text:p>
      <text:p text:style-name="Normal"><text:s text:c="4"/>matchLabels:</text:p>
      <text:p text:style-name="Normal"><text:s text:c="6"/>app: tesla</text:p>
      <text:p text:style-name="Normal"><text:s text:c="2"/>template:</text:p>
      <text:p text:style-name="Normal"><text:s text:c="4"/>metadata:</text:p>
      <text:p text:style-name="Normal"><text:s text:c="6"/>name: app <text:s/></text:p>
      <text:p text:style-name="Normal"><text:s text:c="6"/>labels:</text:p>
      <text:p text:style-name="Normal"><text:s text:c="8"/>app: tesla</text:p>
      <text:p text:style-name="Normal"><text:s text:c="4"/>spec:</text:p>
      <text:soft-page-break/>
      <text:p text:style-name="Normal"><text:s text:c="6"/>containers:</text:p>
      <text:p text:style-name="Normal"><text:s text:c="6"/>- name: springapp<text:s/></text:p>
      <text:p text:style-name="Normal"><text:s text:c="8"/>image: mylandmarktech/spring-boot-mongo <text:s/></text:p>
      <text:p text:style-name="Normal"><text:s text:c="8"/>ports:</text:p>
      <text:p text:style-name="Normal"><text:s text:c="8"/>- containerPort: 8080 <text:s/></text:p>
      <text:p text:style-name="Normal"><text:s text:c="8"/>env:</text:p>
      <text:p text:style-name="Normal"><text:s text:c="8"/>- name: MONGO_DB_USERNAME</text:p>
      <text:p text:style-name="Normal"><text:s text:c="10"/>value: devdb <text:s text:c="3"/></text:p>
      <text:p text:style-name="Normal"><text:s text:c="8"/>- name: MONGO_DB_PASSWORD <text:s text:c="2"/></text:p>
      <text:p text:style-name="Normal"><text:s text:c="10"/>value: devdb@123<text:s/></text:p>
      <text:p text:style-name="Normal"><text:s text:c="8"/>- name: MONGO_DB_HOSTNAME</text:p>
      <text:p text:style-name="Normal"><text:s text:c="10"/>value: mongo<text:s/></text:p>
      <text:p text:style-name="Normal"/>
      <text:p text:style-name="Normal">---</text:p>
      <text:p text:style-name="Normal">apiVersion: v1</text:p>
      <text:p text:style-name="Normal">kind: Service</text:p>
      <text:p text:style-name="Normal">metadata:</text:p>
      <text:p text:style-name="Normal"><text:s text:c="2"/>name:<text:s/>springapp</text:p>
      <text:p text:style-name="Normal">spec:</text:p>
      <text:p text:style-name="Normal"><text:s text:c="2"/>selector:</text:p>
      <text:p text:style-name="Normal"><text:s text:c="4"/>app: tesla</text:p>
      <text:p text:style-name="Normal"><text:s text:c="2"/>ports:</text:p>
      <text:p text:style-name="Normal"><text:s text:c="2"/>- port: 80</text:p>
      <text:p text:style-name="Normal"><text:s text:c="4"/>targetPort: 8080</text:p>
      <text:p text:style-name="Normal"><text:s text:c="4"/>nodePort: 30000</text:p>
      <text:p text:style-name="Normal"><text:s text:c="2"/>type: NodePort</text:p>
      <text:p text:style-name="Normal"/>
      <text:p text:style-name="Normal"/>
      <text:p text:style-name="Normal"/>
      <text:p text:style-name="Normal">START HERE DEPLOY THIS FIRST <text:s/>--&gt;hostPath mountpoint:</text:p>
      <text:p text:style-name="Normal">=======================================================</text:p>
      <text:p text:style-name="Normal">apiVersion: apps/v1<text:s/></text:p>
      <text:p text:style-name="Normal">kind: ReplicaSet</text:p>
      <text:p text:style-name="Normal">metadata:</text:p>
      <text:p text:style-name="Normal"><text:s text:c="2"/>name: mongo<text:s/></text:p>
      <text:p text:style-name="Normal">spec:</text:p>
      <text:p text:style-name="Normal"><text:s text:c="2"/>selector:</text:p>
      <text:p text:style-name="Normal"><text:s text:c="4"/>matchLabels:</text:p>
      <text:p text:style-name="Normal"><text:s text:c="6"/>app: mongo<text:s/></text:p>
      <text:p text:style-name="Normal"><text:s text:c="2"/>template:</text:p>
      <text:p text:style-name="Normal"><text:s text:c="4"/>metadata:</text:p>
      <text:p text:style-name="Normal"><text:s text:c="6"/>name: mongodb<text:s/></text:p>
      <text:p text:style-name="Normal"><text:s text:c="6"/>labels:</text:p>
      <text:p text:style-name="Normal"><text:s text:c="8"/>app: mongo<text:s/></text:p>
      <text:p text:style-name="Normal"><text:s text:c="4"/>spec:</text:p>
      <text:p text:style-name="Normal"><text:s text:c="6"/>volumes:</text:p>
      <text:p text:style-name="Normal"><text:s text:c="6"/>- name: mydb<text:s/></text:p>
      <text:p text:style-name="Normal"><text:s text:c="8"/>hostPath:</text:p>
      <text:p text:style-name="Normal"><text:s text:c="10"/>path:<text:s/>/home/ubuntu/mongo<text:s/></text:p>
      <text:p text:style-name="Normal"><text:s text:c="6"/>containers:</text:p>
      <text:p text:style-name="Normal"><text:s text:c="6"/>- name: mongo<text:s/></text:p>
      <text:p text:style-name="Normal"><text:s text:c="8"/>image: mongo</text:p>
      <text:p text:style-name="Normal"><text:s text:c="8"/>ports:</text:p>
      <text:p text:style-name="Normal"><text:s text:c="8"/>- containerPort: 27017</text:p>
      <text:soft-page-break/>
      <text:p text:style-name="Normal"><text:s text:c="8"/>volumeMounts:</text:p>
      <text:p text:style-name="Normal"><text:s text:c="8"/>- name: mydb</text:p>
      <text:p text:style-name="Normal"><text:s text:c="11"/>mountPath: /data/db</text:p>
      <text:p text:style-name="Normal"><text:s text:c="8"/>env:</text:p>
      <text:p text:style-name="Normal"><text:s text:c="8"/>- name: MONGO_INITDB_ROOT_USERNAME</text:p>
      <text:p text:style-name="Normal"><text:s text:c="10"/>value: devdb</text:p>
      <text:p text:style-name="Normal"><text:s text:c="8"/>- name: MONGO_INITDB_ROOT_PASSWORD</text:p>
      <text:p text:style-name="Normal"><text:s text:c="10"/>value: devdb@123</text:p>
      <text:p text:style-name="Normal">---</text:p>
      <text:p text:style-name="Normal">apiVersion: v1</text:p>
      <text:p text:style-name="Normal">kind: Service</text:p>
      <text:p text:style-name="Normal">metadata:</text:p>
      <text:p text:style-name="Normal"><text:s text:c="2"/>name: mongodb</text:p>
      <text:p text:style-name="Normal">spec:</text:p>
      <text:p text:style-name="Normal"><text:s text:c="2"/>type: NodePort</text:p>
      <text:p text:style-name="Normal"><text:s text:c="2"/>selector:</text:p>
      <text:p text:style-name="Normal"><text:s text:c="4"/>app: mongo <text:s/></text:p>
      <text:p text:style-name="Normal"><text:s text:c="2"/>ports:</text:p>
      <text:p text:style-name="Normal"><text:s text:c="2"/>- port: 27017</text:p>
      <text:p text:style-name="Normal"><text:s text:c="4"/>targetPort: 27017</text:p>
      <text:p text:style-name="Normal"/>
      <text:p text:style-name="Normal"/>
      <text:p text:style-name="Normal">kubeadm token create</text:p>
      <text:p text:style-name="Normal"/>
      <text:p text:style-name="Normal">kubeadm token create <text:s/>--print-join-command</text:p>
      <text:p text:style-name="Normal"/>
      <text:p text:style-name="Normal"/>
      <text:p text:style-name="Normal"/>
      <text:p text:style-name="Normal">docker run -v /home/ubuntu/mongo:/data/db<text:s/></text:p>
      <text:p text:style-name="Normal"/>
      <text:p text:style-name="Normal">HANDS-ON:<text:s/></text:p>
      <text:p text:style-name="Normal"><text:s text:c="2"/>first deploy this</text:p>
      <text:p text:style-name="Normal"/>
      <text:p text:style-name="Normal">delarge taboh, [17/11/2022 12:04]</text:p>
      <text:p text:style-name="Normal">apiVersion: apps/v1<text:s/></text:p>
      <text:p text:style-name="Normal">kind: ReplicaSet</text:p>
      <text:p text:style-name="Normal">metadata:</text:p>
      <text:p text:style-name="Normal"><text:s text:c="2"/>name: mongo <text:s/></text:p>
      <text:p text:style-name="Normal">spec:</text:p>
      <text:p text:style-name="Normal"><text:s text:c="2"/>selector:</text:p>
      <text:p text:style-name="Normal"><text:s text:c="4"/>matchLabels:</text:p>
      <text:p text:style-name="Normal"><text:s text:c="6"/>app: db <text:s/></text:p>
      <text:p text:style-name="Normal"><text:s text:c="2"/>template:</text:p>
      <text:p text:style-name="Normal"><text:s text:c="4"/>metadata:</text:p>
      <text:p text:style-name="Normal"><text:s text:c="6"/>name: mongo <text:s text:c="2"/></text:p>
      <text:p text:style-name="Normal"><text:s text:c="6"/>labels:</text:p>
      <text:p text:style-name="Normal"><text:s text:c="8"/>app: db <text:s text:c="2"/></text:p>
      <text:p text:style-name="Normal"><text:s text:c="4"/>spec:</text:p>
      <text:p text:style-name="Normal"><text:s text:c="6"/>volumes:</text:p>
      <text:p text:style-name="Normal"><text:s text:c="6"/>- name: hostpathvol <text:s/></text:p>
      <text:p text:style-name="Normal"><text:s text:c="8"/>hostPath:</text:p>
      <text:p text:style-name="Normal"><text:s text:c="10"/>path: /tmp/mydata<text:s/></text:p>
      <text:p text:style-name="Normal"><text:s text:c="6"/>containers:</text:p>
      <text:p text:style-name="Normal"><text:s text:c="6"/>- name: mongdb<text:s/><text:s text:c="2"/></text:p>
      <text:soft-page-break/>
      <text:p text:style-name="Normal"><text:s text:c="8"/>image: mongo <text:s text:c="3"/></text:p>
      <text:p text:style-name="Normal"><text:s text:c="8"/>ports:</text:p>
      <text:p text:style-name="Normal"><text:s text:c="8"/>- containerPort: 27017 <text:s text:c="3"/></text:p>
      <text:p text:style-name="Normal"><text:s text:c="8"/>env:</text:p>
      <text:p text:style-name="Normal"><text:s text:c="8"/>- name: MONGO_INITDB_ROOT_USERNAME</text:p>
      <text:p text:style-name="Normal"><text:s text:c="10"/>value: devdb <text:s text:c="3"/></text:p>
      <text:p text:style-name="Normal"><text:s text:c="8"/>- name: MONGO_INITDB_ROOT_PASSWORD <text:s text:c="2"/></text:p>
      <text:p text:style-name="Normal"><text:s text:c="10"/>value: devdb@123<text:s/></text:p>
      <text:p text:style-name="Normal"><text:s text:c="8"/>volumeMounts:</text:p>
      <text:p text:style-name="Normal"><text:s text:c="8"/>- name: hostpathvol</text:p>
      <text:p text:style-name="Normal"><text:s text:c="10"/>mountPath: /data/db <text:s/></text:p>
      <text:p text:style-name="Normal"/>
      <text:p text:style-name="Normal">then this:<text:s/></text:p>
      <text:p text:style-name="Normal">---</text:p>
      <text:p text:style-name="Normal">apiVersion: v1</text:p>
      <text:p text:style-name="Normal">kind: Service</text:p>
      <text:p text:style-name="Normal">metadata:</text:p>
      <text:p text:style-name="Normal"><text:s text:c="2"/>name: mongo</text:p>
      <text:p text:style-name="Normal">spec:</text:p>
      <text:p text:style-name="Normal"><text:s text:c="2"/>type: ClusterIP</text:p>
      <text:p text:style-name="Normal"><text:s text:c="2"/>selector:</text:p>
      <text:p text:style-name="Normal"><text:s text:c="4"/>app: db</text:p>
      <text:p text:style-name="Normal"><text:s text:c="2"/>ports:</text:p>
      <text:p text:style-name="Normal"><text:s text:c="2"/>- port: 27017</text:p>
      <text:p text:style-name="Normal"><text:s text:c="4"/>targetPort: 27017</text:p>
      <text:p text:style-name="Normal"/>
      <text:p text:style-name="Normal">==========</text:p>
      <text:p text:style-name="Normal"/>
      <text:p text:style-name="Normal">---------</text:p>
      <text:p text:style-name="Normal">volumes:</text:p>
      <text:p text:style-name="Normal">-for an application to talk to the data base server inside the cluster it needs to<text:s/></text:p>
      <text:p text:style-name="Normal">pass through the ClusterIP for traffic to leave their application to database,</text:p>
      <text:p text:style-name="Normal">this type of volume is called 'hostPath'</text:p>
      <text:p text:style-name="Normal">-again with the short life span of pods , when they eventuall go down their data <text:s/></text:p>
      <text:p text:style-name="Normal">-they will be lost though they will automatically be created in another node and their</text:p>
      <text:p text:style-name="Normal">-in the new node a new mountpoint will be created but then all previous data will be lost</text:p>
      <text:p text:style-name="Normal">-so this is the disadvantage of using hostPath volume, bc it leads to data inconsistency</text:p>
      <text:p text:style-name="Normal">-so inother to have a consistent volume we are going to be using network file system<text:s/></text:p>
      <text:p text:style-name="Normal">-so we going to create nfs server and the mountpoint will be mounted in all the servers<text:s/></text:p>
      <text:p text:style-name="Normal">in all the servers<text:s/></text:p>
      <text:p text:style-name="Normal">*NB: nfs comes with data consistency</text:p>
      <text:p text:style-name="Normal">-when we deploy stateful applications in Kubernetes we use volume</text:p>
      <text:p text:style-name="Normal">we use volume because we need data consistency</text:p>
      <text:p text:style-name="Normal">-to ensure that your data persiste we are going to use</text:p>
      <text:p text:style-name="Normal">selector in the service that is being deployed witht he data base should be the<text:s/></text:p>
      <text:p text:style-name="Normal">same as the selector and labels of the database.</text:p>
      <text:p text:style-name="Normal">for the application that is being deployed to write inthe database it must have the right</text:p>
      <text:p text:style-name="Normal">matching ENV. variables.</text:p>
      <text:p text:style-name="Normal">if the database goes down data will be lost bc hostpath volume<text:s/></text:p>
      <text:p text:style-name="Normal"/>
      <text:p text:style-name="Normal"><text:s/>in<text:s/>other to solve data inconsistency we need NFS bc with hostpathvol data is lost if the<text:s/></text:p>
      <text:p text:style-name="Normal"><text:s/>pod goes down.so data doesnot resist, again if uuse NFS its good but if ur nfs server<text:s/></text:p>
      <text:p text:style-name="Normal"><text:s/>goes down data will be lost as well.</text:p>
      <text:p text:style-name="Normal"><text:s/>so to solve this we create a piece of storage inside our cluster, this storage will be call<text:s/></text:p>
      <text:soft-page-break/>
      <text:p text:style-name="Normal"><text:s/>PersistentVolume: this volume will be control by the k8s service,<text:s/></text:p>
      <text:p text:style-name="Normal"><text:s/>lets say we have a pv of 8Gi, and as part of our deployment we have a mongodb pod</text:p>
      <text:p text:style-name="Normal"><text:s/>msql Which also requires volume bc it is a stateful<text:s/>application. so any containers in the</text:p>
      <text:p text:style-name="Normal"><text:s/>cluster can claim a piece of the pv available in the cluster. so for this claim to happen<text:s/></text:p>
      <text:p text:style-name="Normal"><text:s/>we going to create pvc of 2Gi for mysql and this pvc is going to be attached to mysql pod</text:p>
      <text:p text:style-name="Normal"><text:s/>again we can create another pvc for mongodb of 2gi so this mongodb-pvc will be attached</text:p>
      <text:p text:style-name="Normal"><text:s/>to mongodb pod</text:p>
      <text:p text:style-name="Normal"/>
      <text:p text:style-name="Normal">Persistent Volumes are provisioned in two ways, manually or Dynamically.</text:p>
      <text:p text:style-name="Normal"/>
      <text:p text:style-name="Normal">1) Static Volumes (Manual Provisionging)</text:p>
      <text:p text:style-name="Normal"><text:s text:c="4"/>As a k8's Administrator will create a PV manullay so that pv's can<text:s/>be avilable for PODS which requires.</text:p>
      <text:p text:style-name="Normal"><text:s text:c="2"/>Create a PVC so that PVC will be attached PV. We can use PVC with PODS to get an access to PV.<text:s/></text:p>
      <text:p text:style-name="Normal"><text:s text:c="2"/></text:p>
      <text:p text:style-name="Normal">2) Dynamic Volumes (Dynamic Provisioning)</text:p>
      <text:p text:style-name="Normal"><text:s text:c="5"/>It's possible to have k8's provsion(Create) volumes(PV) as required.<text:s/></text:p>
      <text:p text:style-name="Normal"><text:s text:c="5"/>Provided we have configured storageClass.</text:p>
      <text:p text:style-name="Normal"><text:s text:c="3"/>So when we create PVC if PV is not available Storage Class will Create PV dynamically.</text:p>
      <text:p text:style-name="Normal"><text:s text:c="3"/></text:p>
      <text:p text:style-name="Normal">PV --&gt; It's a piece of storage(hostPath,nfs,ebs,azurefile,azuredisk) in a k8s cluster.<text:s/></text:p>
      <text:p text:style-name="Normal"><text:s text:c="7"/>PV exists independently from from pod life cycle which is consuming.</text:p>
      <text:p text:style-name="Normal"/>
      <text:p text:style-name="Normal">PVC = persistantVolumeClaim</text:p>
      <text:p text:style-name="Normal">If pod requires access to storage(PV),it will get an access using PVC.</text:p>
      <text:p text:style-name="Normal"><text:s/>PVC will be attached to PV.</text:p>
      <text:p text:style-name="Normal"/>
      <text:p text:style-name="Normal">delarge taboh, [17/11/2022 12:04]</text:p>
      <text:soft-page-break/>
      <text:p text:style-name="Normal">PersistentVolume – the low level<text:s/>representation of a storage volume.</text:p>
      <text:p text:style-name="Normal">PersistentVolumeClaim – the binding between a Pod and PersistentVolume.</text:p>
      <text:p text:style-name="Normal">Pod – a running container that will consume a PersistentVolume.</text:p>
      <text:p text:style-name="Normal">StorageClass – allows for dynamic provisioning of PersistentVolumes.</text:p>
      <text:p text:style-name="Normal"/>
      <text:p text:style-name="Normal"><text:s/>hostpath is mounted with the node if anything happens to the node it goes down.</text:p>
      <text:p text:style-name="Normal">springbootapp requires a data base <text:s/>and spring boot is A STATELESS Application <text:s/></text:p>
      <text:p text:style-name="Normal">database <text:s/>-mongoDB is STATEFULL Application <text:s/></text:p>
      <text:p text:style-name="Normal">when we deploy apps in k8s , e.g database, we store data in the database, so if the<text:s/></text:p>
      <text:p text:style-name="Normal">database containers stops and retstarts there is going to be lost of data or if we<text:s/></text:p>
      <text:p text:style-name="Normal">scale the containers data will be lost.</text:p>
      <text:p text:style-name="Normal">replicasSet cannot roll back it will rollback with downtime, it can rollout</text:p>
      <text:p text:style-name="Normal">pods cant scale and they have short lifespan</text:p>
      <text:p text:style-name="Normal">so best to use deployment</text:p>
      <text:p text:style-name="Normal">a hostpathvol will need to be created and mounted. have a mountPath in the<text:s/></text:p>
      <text:p text:style-name="Normal"><text:s text:c="2"/></text:p>
      <text:p text:style-name="Normal"><text:s text:c="2"/>PERSISTENT Volume CONCEPT: AND PERSISTENT VOLUME CLAIM:</text:p>
      <text:p text:style-name="Normal"><text:s text:c="4"/>we have containers running in our pods f we deploy database as a container and in<text:s/></text:p>
      <text:p text:style-name="Normal"><text:s text:c="4"/>that data base we are stoing data, so if a pod stops and restarts data is going to be<text:s/></text:p>
      <text:p text:style-name="Normal"><text:s text:c="4"/>lost, so this is where volumes come in,<text:s/></text:p>
      <text:p text:style-name="Normal">Deployments is done using a kubernetes object, we should not use pod, we can use replicaset<text:s/></text:p>
      <text:p text:style-name="Normal">but with this we cant<text:s/>rollback but we can rollout, so the best deployment object we can<text:s/></text:p>
      <text:p text:style-name="Normal">use is deployment bc it can be scaleed it can rollout and rollback. rollingUpdate<text:s/></text:p>
      <text:p text:style-name="Normal">is the default Deployment strategy, <text:s/></text:p>
      <text:p text:style-name="Normal">we saw the CONCEPT of Persistent volume in docker by running ;<text:s/></text:p>
      <text:p text:style-name="Normal">docker volume create, and in docker this volume is managed by the docker service</text:p>
      <text:p text:style-name="Normal">similarly persistent volume in Kubernetes is a piece of storage inside the cluster and<text:s/></text:p>
      <text:soft-page-break/>
      <text:p text:style-name="Normal">managed by kubernetes engine. pv does not depends on the lifespan of ur pods.</text:p>
      <text:p text:style-name="Normal">if u have<text:s/>pv in ur cluster, ur data base pod can claim part of this volume.</text:p>
      <text:p text:style-name="Normal">bc there is a piece of storage in ur cluster it can be claim by any pod that needs it</text:p>
      <text:p text:style-name="Normal"/>
      <text:p text:style-name="Normal">we have 2 kinds of storage classes :</text:p>
      <text:p text:style-name="Normal">manual: a manual storage class is the one that is created by the<text:s/>kubernetes<text:s/></text:p>
      <text:p text:style-name="Normal">administrator, when they manually create storage</text:p>
      <text:p text:style-name="Normal">-there are 2 kind of way to create persistent volume, it is either<text:s/></text:p>
      <text:p text:style-name="Normal">static<text:s/></text:p>
      <text:p text:style-name="Normal"/>
      <text:p text:style-name="Normal"/>
      <text:p text:style-name="Normal">Claim Policies:</text:p>
      <text:p text:style-name="Normal">A Persistent Volume can have several different claim policies associated with it including</text:p>
      <text:p text:style-name="Normal"/>
      <text:p text:style-name="Normal">Retain: When the claim is deleted, the volume remains.</text:p>
      <text:p text:style-name="Normal">Recycle: When the claim is deleted the volume remains but in a state where the data can be manually recovered.</text:p>
      <text:p text:style-name="Normal">Delete: The persistent volume is deleted when the claim is deleted.</text:p>
      <text:p text:style-name="Normal">The claim policy (associated at<text:s/>the PV and not the PVC)<text:s/></text:p>
      <text:p text:style-name="Normal"><text:s text:c="4"/>is responsible for what happens to the data on when the claim has been deleted.</text:p>
      <text:p text:style-name="Normal"/>
      <text:p text:style-name="Normal"/>
      <text:p text:style-name="Normal"/>
      <text:p text:style-name="Normal">1) : install and configure NFS kernel Server install it inside your docker server</text:p>
      <text:p text:style-name="Normal">2) : vi key --&gt; paste ur private key</text:p>
      <text:p text:style-name="Normal">3) chmod 400 key</text:p>
      <text:p text:style-name="Normal">4: ssh<text:s/>-i key ubuntu@WORKERNodeprivateIP1</text:p>
      <text:p text:style-name="Normal">5): sudo apt-get update -y &amp;&amp; sudo apt-get install nfs-common -y</text:p>
      <text:soft-page-break/>
      <text:p text:style-name="Normal">6: ssh -i key ubuntu@WORKERNodeprivateIP2</text:p>
      <text:p text:style-name="Normal">7: sudo apt-get update -y &amp;&amp; sudo apt-get install nfs-common -y</text:p>
      <text:p text:style-name="Normal">claim policies: a persistent volume can have several claim policies associated with it</text:p>
      <text:p text:style-name="Normal">Retain: If we are using this police and we delete pvc our data will still be there<text:s/></text:p>
      <text:p text:style-name="Normal">Recycle: if this use and we delete pvc our data will be available but in a formate that can</text:p>
      <text:p text:style-name="Normal">...</text:p>
      <text:p text:style-name="Normal"/>
      <text:p text:style-name="Normal">Commands</text:p>
      <text:p text:style-name="Normal"/>
      <text:p text:style-name="Normal">kubectl get pv</text:p>
      <text:p text:style-name="Normal">kubectl get pvc</text:p>
      <text:p text:style-name="Normal">kubectl get storageclass (sc)</text:p>
      <text:p text:style-name="Normal">kubectl describe pvc &lt;pvcName&gt;</text:p>
      <text:p text:style-name="Normal">kubectl describe pv &lt;pvName&gt;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NFS - Provisioner:</text:p>
      <text:p text:style-name="Normal"/>
      <text:p text:style-name="Normal">delarge taboh, [17/11/2022 12:04]</text:p>
      <text:p text:style-name="Normal">vi nfs.yml</text:p>
      <text:p text:style-name="Normal">==============</text:p>
      <text:p text:style-name="Normal">---</text:p>
      <text:soft-page-break/>
      <text:p text:style-name="Normal">apiVersion: apps/v1</text:p>
      <text:p text:style-name="Normal">kind: ReplicaSet</text:p>
      <text:p text:style-name="Normal">metadata:</text:p>
      <text:p text:style-name="Normal"><text:s text:c="2"/>name: mongodbrs</text:p>
      <text:p text:style-name="Normal">spec:</text:p>
      <text:p text:style-name="Normal"><text:s text:c="2"/>selector:</text:p>
      <text:p text:style-name="Normal"><text:s text:c="4"/>matchLabels:</text:p>
      <text:p text:style-name="Normal"><text:s text:c="6"/>app: mongodb</text:p>
      <text:p text:style-name="Normal"><text:s text:c="2"/>template:</text:p>
      <text:p text:style-name="Normal"><text:s text:c="5"/>metadata:</text:p>
      <text:p text:style-name="Normal"><text:s text:c="7"/>name: mongodbpod</text:p>
      <text:p text:style-name="Normal"><text:s text:c="7"/>labels:</text:p>
      <text:p text:style-name="Normal"><text:s text:c="9"/>app: mongodb</text:p>
      <text:p text:style-name="Normal"><text:s text:c="5"/>spec:</text:p>
      <text:p text:style-name="Normal"><text:s text:c="7"/>volumes:</text:p>
      <text:p text:style-name="Normal"><text:s text:c="7"/>- name: nfsvol</text:p>
      <text:p text:style-name="Normal"><text:s text:c="9"/>nfs:</text:p>
      <text:p text:style-name="Normal"><text:s text:c="11"/>server: 3.249.161.18 <text:s/></text:p>
      <text:p text:style-name="Normal"><text:s text:c="11"/>path:<text:s/>/mnt/share</text:p>
      <text:p text:style-name="Normal"><text:s text:c="7"/>containers:</text:p>
      <text:p text:style-name="Normal"><text:s text:c="7"/>- name: mongodbcontainer</text:p>
      <text:p text:style-name="Normal"><text:s text:c="9"/>image: mongo</text:p>
      <text:p text:style-name="Normal"><text:s text:c="9"/>ports:</text:p>
      <text:p text:style-name="Normal"><text:s text:c="9"/>- containerPort: 27017</text:p>
      <text:p text:style-name="Normal"><text:s text:c="9"/>env:</text:p>
      <text:p text:style-name="Normal"><text:s text:c="9"/>- name: MONGO_INITDB_ROOT_USERNAME</text:p>
      <text:p text:style-name="Normal"><text:s text:c="11"/>value: devdb</text:p>
      <text:soft-page-break/>
      <text:p text:style-name="Normal"><text:s text:c="9"/>- name: MONGO_INITDB_ROOT_PASSWORD</text:p>
      <text:p text:style-name="Normal"><text:s text:c="11"/>value: devdb@123</text:p>
      <text:p text:style-name="Normal"><text:s text:c="9"/>volumeMounts:</text:p>
      <text:p text:style-name="Normal"><text:s text:c="9"/>- name: nfsvol</text:p>
      <text:p text:style-name="Normal"><text:s text:c="11"/>mountPath: /data/db</text:p>
      <text:p text:style-name="Normal"/>
      <text:p text:style-name="Normal">PersistentVolume:<text:s/></text:p>
      <text:p text:style-name="Normal">start by creating a persistent volume</text:p>
      <text:p text:style-name="Normal">then we create a persistent volume claim</text:p>
      <text:p text:style-name="Normal"/>
      <text:p text:style-name="Normal">apiVersion: v1 <text:s/></text:p>
      <text:p text:style-name="Normal">kind: PersistentVolume<text:s/></text:p>
      <text:p text:style-name="Normal">metadata:<text:s/></text:p>
      <text:p text:style-name="Normal"><text:s text:c="2"/>name: pv-hostpath</text:p>
      <text:p text:style-name="Normal"><text:s text:c="2"/>labels:</text:p>
      <text:p text:style-name="Normal"><text:s text:c="4"/>type: local</text:p>
      <text:p text:style-name="Normal">spec:<text:s/></text:p>
      <text:p text:style-name="Normal"><text:s text:c="2"/>storageClassName: manual<text:s/></text:p>
      <text:p text:style-name="Normal"><text:s text:c="2"/>capacity:</text:p>
      <text:p text:style-name="Normal"><text:s text:c="4"/>storage: 2Gi<text:s/></text:p>
      <text:p text:style-name="Normal"><text:s text:c="2"/>accessModes:</text:p>
      <text:p text:style-name="Normal"><text:s text:c="2"/>- ReadWriteOnce</text:p>
      <text:p text:style-name="Normal"><text:s text:c="2"/>hostPath:</text:p>
      <text:p text:style-name="Normal"><text:s text:c="4"/>path: "/kube"</text:p>
      <text:p text:style-name="Normal">---</text:p>
      <text:p text:style-name="Normal">2) Create PVC</text:p>
      <text:p text:style-name="Normal">apiVersion: v1</text:p>
      <text:soft-page-break/>
      <text:p text:style-name="Normal">kind: persistentVolumeClaim</text:p>
      <text:p text:style-name="Normal">metadata:</text:p>
      <text:p text:style-name="Normal"><text:s text:c="2"/>name: pvc-hostpath</text:p>
      <text:p text:style-name="Normal">spec:</text:p>
      <text:p text:style-name="Normal"><text:s text:c="2"/>storageClassName: manual</text:p>
      <text:p text:style-name="Normal"><text:s text:c="2"/>accessModes:</text:p>
      <text:p text:style-name="Normal"><text:s text:c="2"/>- ReadWriteOnce</text:p>
      <text:p text:style-name="Normal"><text:s text:c="2"/>resources:</text:p>
      <text:p text:style-name="Normal"><text:s text:c="4"/>requests:</text:p>
      <text:p text:style-name="Normal"><text:s text:c="6"/>storage: 300Mi</text:p>
      <text:p text:style-name="Normal"/>
      <text:p text:style-name="Normal">------</text:p>
      <text:p text:style-name="Normal">storageClassName:<text:s/></text:p>
      <text:p text:style-name="Normal"><text:s text:c="3"/>manual<text:s/></text:p>
      <text:p text:style-name="Normal"><text:s text:c="3"/>dynamic :<text:s/></text:p>
      <text:p text:style-name="Normal"><text:s text:c="4"/>ebsBlockStore <text:s/></text:p>
      <text:p text:style-name="Normal">accessModes:</text:p>
      <text:p text:style-name="Normal"><text:s text:c="2"/>ReadWriteOnce<text:s/></text:p>
      <text:p text:style-name="Normal"><text:s text:c="2"/>ReadOnlyOnce</text:p>
      <text:p text:style-name="Normal"><text:s text:c="2"/>ReadWriteMany<text:s/></text:p>
      <text:p text:style-name="Normal"><text:s text:c="2"/>ROX<text:s/></text:p>
      <text:p text:style-name="Normal">-----</text:p>
      <text:p text:style-name="Normal">*HANDS-ON ALL OF THE BELOW:</text:p>
      <text:p text:style-name="Normal"/>
      <text:p text:style-name="Normal">PersistentVolume example with hostpathvol:</text:p>
      <text:p text:style-name="Normal"/>
      <text:p text:style-name="Normal">apiVersion: v1</text:p>
      <text:soft-page-break/>
      <text:p text:style-name="Normal">kind: PersistentVolume</text:p>
      <text:p text:style-name="Normal">metadata:</text:p>
      <text:p text:style-name="Normal"><text:s text:c="2"/>name: pv-hostpath</text:p>
      <text:p text:style-name="Normal"><text:s text:c="2"/>labels:</text:p>
      <text:p text:style-name="Normal"><text:s text:c="4"/>type: local</text:p>
      <text:p text:style-name="Normal">spec:</text:p>
      <text:p text:style-name="Normal"><text:s text:c="2"/>storageClassName: manual</text:p>
      <text:p text:style-name="Normal"><text:s text:c="2"/>capacity:</text:p>
      <text:p text:style-name="Normal"><text:s text:c="4"/>storage: 1Gi</text:p>
      <text:p text:style-name="Normal"><text:s text:c="2"/>accessModes:</text:p>
      <text:p text:style-name="Normal"><text:s text:c="4"/>- ReadWriteOnce</text:p>
      <text:p text:style-name="Normal"><text:s text:c="2"/>hostPath:</text:p>
      <text:p text:style-name="Normal"><text:s text:c="4"/>path: "/kube"</text:p>
      <text:p text:style-name="Normal">---</text:p>
      <text:p text:style-name="Normal">apiVersion: v1</text:p>
      <text:p text:style-name="Normal">kind: PersistentVolumeClaim</text:p>
      <text:p text:style-name="Normal">metadata:</text:p>
      <text:p text:style-name="Normal"><text:s text:c="2"/>name: pvc-hostpath</text:p>
      <text:p text:style-name="Normal">spec:</text:p>
      <text:p text:style-name="Normal"><text:s text:c="2"/>storageClassName: manual</text:p>
      <text:p text:style-name="Normal"><text:s text:c="2"/>accessModes:</text:p>
      <text:p text:style-name="Normal"><text:s text:c="2"/>- ReadWriteOnce</text:p>
      <text:p text:style-name="Normal"><text:s text:c="2"/>resources:</text:p>
      <text:p text:style-name="Normal"><text:s text:c="4"/>requests:</text:p>
      <text:p text:style-name="Normal"><text:s text:c="6"/>storage: 300Mi</text:p>
      <text:p text:style-name="Normal">---</text:p>
      <text:p text:style-name="Normal"># Mongo db pod with volumes(HostPath PV)</text:p>
      <text:soft-page-break/>
      <text:p text:style-name="Normal">apiVersion: apps/v1</text:p>
      <text:p text:style-name="Normal">kind: ReplicaSet</text:p>
      <text:p text:style-name="Normal">metadata:</text:p>
      <text:p text:style-name="Normal"><text:s text:c="2"/>name: mongo</text:p>
      <text:p text:style-name="Normal">spec:</text:p>
      <text:p text:style-name="Normal"><text:s text:c="2"/>selector:</text:p>
      <text:p text:style-name="Normal"><text:s text:c="4"/>matchLabels:</text:p>
      <text:p text:style-name="Normal"><text:s text:c="6"/>app: mongodb</text:p>
      <text:p text:style-name="Normal"><text:s text:c="2"/>template:</text:p>
      <text:p text:style-name="Normal"><text:s text:c="5"/>metadata:</text:p>
      <text:p text:style-name="Normal"><text:s text:c="7"/>name: mongodbpod</text:p>
      <text:p text:style-name="Normal"><text:s text:c="7"/>labels:</text:p>
      <text:p text:style-name="Normal"><text:s text:c="9"/>app: mongodb</text:p>
      <text:p text:style-name="Normal"><text:s text:c="5"/>spec:</text:p>
      <text:p text:style-name="Normal"><text:s text:c="7"/>volumes:</text:p>
      <text:p text:style-name="Normal"><text:s text:c="7"/>- name: hostpath-pv-vol</text:p>
      <text:p text:style-name="Normal"><text:s text:c="9"/>persistentVolumeClaim:</text:p>
      <text:p text:style-name="Normal"><text:s text:c="11"/>claimName: pvc-hostpath</text:p>
      <text:p text:style-name="Normal"><text:s text:c="7"/>containers:</text:p>
      <text:p text:style-name="Normal"><text:s text:c="7"/>- name: mongodbcontainer</text:p>
      <text:p text:style-name="Normal"><text:s text:c="9"/>image: mongo</text:p>
      <text:p text:style-name="Normal"><text:s text:c="9"/>ports:</text:p>
      <text:p text:style-name="Normal"><text:s text:c="9"/>- containerPort: 27017</text:p>
      <text:p text:style-name="Normal"><text:s text:c="9"/>env:</text:p>
      <text:p text:style-name="Normal"><text:s/><text:s text:c="8"/>- name: MONGO_INITDB_ROOT_USERNAME</text:p>
      <text:p text:style-name="Normal"><text:s text:c="11"/>value: devdb</text:p>
      <text:p text:style-name="Normal"><text:s text:c="9"/>- name: MONGO_INITDB_ROOT_PASSWORD</text:p>
      <text:soft-page-break/>
      <text:p text:style-name="Normal"><text:s text:c="11"/>value: devdb@123</text:p>
      <text:p text:style-name="Normal"/>
      <text:p text:style-name="Normal">---------------</text:p>
      <text:p text:style-name="Normal">PersistentVolume example with nfs:</text:p>
      <text:p text:style-name="Normal">HANDS-ON</text:p>
      <text:p text:style-name="Normal">apiVersion: v1</text:p>
      <text:p text:style-name="Normal">kind: PersistentVolume</text:p>
      <text:p text:style-name="Normal">metadata:</text:p>
      <text:p text:style-name="Normal"><text:s text:c="2"/>name:<text:s/>pv-nfs-pv1</text:p>
      <text:p text:style-name="Normal">spec:</text:p>
      <text:p text:style-name="Normal"><text:s text:c="2"/>storageClassName: manual</text:p>
      <text:p text:style-name="Normal"><text:s text:c="2"/>capacity:</text:p>
      <text:p text:style-name="Normal"><text:s text:c="4"/>storage: 3Gi</text:p>
      <text:p text:style-name="Normal"><text:s text:c="2"/>accessModes:</text:p>
      <text:p text:style-name="Normal"><text:s text:c="4"/>- ReadWriteMany</text:p>
      <text:p text:style-name="Normal"><text:s text:c="2"/>nfs:</text:p>
      <text:p text:style-name="Normal"><text:s text:c="4"/>server: 172.31.11.152</text:p>
      <text:p text:style-name="Normal"><text:s text:c="4"/>path: "/mnt/share"</text:p>
      <text:p text:style-name="Normal">---</text:p>
      <text:p text:style-name="Normal">apiVersion: v1</text:p>
      <text:p text:style-name="Normal">kind: PersistentVolumeClaim</text:p>
      <text:p text:style-name="Normal">metadata:</text:p>
      <text:p text:style-name="Normal"><text:s text:c="2"/>name: mongodb-nfs-pvc</text:p>
      <text:p text:style-name="Normal">spec:</text:p>
      <text:p text:style-name="Normal"><text:s text:c="2"/>storageClassName: manual</text:p>
      <text:p text:style-name="Normal"><text:s text:c="2"/>accessModes:</text:p>
      <text:p text:style-name="Normal"><text:s text:c="4"/>- ReadWriteMany</text:p>
      <text:soft-page-break/>
      <text:p text:style-name="Normal"><text:s text:c="2"/>resources:</text:p>
      <text:p text:style-name="Normal"><text:s text:c="4"/>requests:</text:p>
      <text:p text:style-name="Normal"><text:s text:c="6"/>storage: 2Gi</text:p>
      <text:p text:style-name="Normal">---</text:p>
      <text:p text:style-name="Normal">apiVersion: apps/v1</text:p>
      <text:p text:style-name="Normal">kind: ReplicaSet</text:p>
      <text:p text:style-name="Normal">metadata:</text:p>
      <text:p text:style-name="Normal"><text:s text:c="2"/>name: mongo</text:p>
      <text:p text:style-name="Normal">spec:</text:p>
      <text:p text:style-name="Normal"><text:s text:c="2"/>selector:</text:p>
      <text:p text:style-name="Normal"><text:s text:c="4"/>matchLabels:</text:p>
      <text:p text:style-name="Normal"><text:s text:c="6"/>app: mongodb</text:p>
      <text:p text:style-name="Normal"><text:s text:c="2"/>template:</text:p>
      <text:p text:style-name="Normal"><text:s text:c="5"/>metadata:</text:p>
      <text:p text:style-name="Normal"><text:s text:c="7"/>name: mongodbpod</text:p>
      <text:p text:style-name="Normal"><text:s text:c="7"/>labels:</text:p>
      <text:p text:style-name="Normal"><text:s text:c="9"/>app: mongodb</text:p>
      <text:p text:style-name="Normal"><text:s text:c="5"/>spec:</text:p>
      <text:p text:style-name="Normal"><text:s text:c="7"/>containers:</text:p>
      <text:p text:style-name="Normal"><text:s text:c="7"/>- name: mongodbcontainer</text:p>
      <text:p text:style-name="Normal"><text:s text:c="9"/>image: mongo</text:p>
      <text:p text:style-name="Normal"><text:s text:c="9"/>ports:</text:p>
      <text:p text:style-name="Normal"><text:s text:c="9"/>- containerPort: 27017</text:p>
      <text:p text:style-name="Normal"><text:s text:c="9"/>env:</text:p>
      <text:p text:style-name="Normal"><text:s text:c="9"/>- name: MONGO_INITDB_ROOT_USERNAME</text:p>
      <text:p text:style-name="Normal"><text:s text:c="5"/><text:s text:c="6"/>value: devdb</text:p>
      <text:p text:style-name="Normal"><text:s text:c="9"/>- name: MONGO_INITDB_ROOT_PASSWORD</text:p>
      <text:soft-page-break/>
      <text:p text:style-name="Normal"><text:s text:c="11"/>value: devdb@123</text:p>
      <text:p text:style-name="Normal"><text:s text:c="9"/>volumeMounts:</text:p>
      <text:p text:style-name="Normal"><text:s text:c="9"/>- name: nfs-pvc-vol</text:p>
      <text:p text:style-name="Normal"><text:s text:c="11"/>mountPath: /data/db</text:p>
      <text:p text:style-name="Normal"><text:s text:c="7"/>volumes:</text:p>
      <text:p text:style-name="Normal"><text:s text:c="7"/>- name: nfs-pvc-vol</text:p>
      <text:p text:style-name="Normal"><text:s text:c="9"/>persistentVolumeClaim:</text:p>
      <text:p text:style-name="Normal"><text:s text:c="7"/><text:s text:c="4"/>claimName: mongodb-nfs-pvc</text:p>
      <text:p text:style-name="Normal"/>
      <text:p text:style-name="Normal"/>
      <text:p text:style-name="Normal">==============</text:p>
      <text:p text:style-name="Normal">Volumes:</text:p>
      <text:p text:style-name="Normal"><text:s text:c="2"/>stateful applications</text:p>
      <text:p text:style-name="Normal"><text:s text:c="4"/>requires storage[volumes] to maintained its state <text:s text:c="2"/></text:p>
      <text:p text:style-name="Normal"><text:s text:c="2"/>stateless applications<text:s/></text:p>
      <text:p text:style-name="Normal"/>
      <text:p text:style-name="Normal">3 TIER applications b</text:p>
      <text:p text:style-name="Normal"><text:s text:c="3"/>users ----&gt; LB/WEBSERVER ---&gt;appSVC---&gt;appPods---dbSVC---dbPods</text:p>
      <text:p text:style-name="Normal"/>
      <text:p text:style-name="Normal"/>
      <text:p text:style-name="Normal">userMgt application</text:p>
      <text:p text:style-name="Normal"/>
      <text:p text:style-name="Normal">customerService application<text:s/></text:p>
      <text:p text:style-name="Normal"/>
      <text:p text:style-name="Normal">OnlinePaymentGateway <text:s/></text:p>
      <text:p text:style-name="Normal"/>
      <text:p text:style-name="Normal">IRS /CRA / <text:s/>IRCC / USCIS / UKBA <text:s/>/<text:s/></text:p>
      <text:soft-page-break/>
      <text:p text:style-name="Normal">oyster card --- London underground = 50m <text:s/>daily</text:p>
      <text:p text:style-name="Normal"/>
      <text:p text:style-name="Normal">delarge taboh, [17/11/2022 12:04]</text:p>
      <text:p text:style-name="Normal">Developers write the code <text:s/></text:p>
      <text:p text:style-name="Normal">DevOpe Engineers CONFIGURE THE AUTOMATION PIPELINE<text:s/></text:p>
      <text:p text:style-name="Normal"><text:s text:c="2"/>tap his<text:s/></text:p>
      <text:p text:style-name="Normal"><text:s text:c="2"/>30 man team can replace over 100,000</text:p>
      <text:p text:style-name="Normal"/>
      <text:p text:style-name="Normal">3 requests daily <text:s/>--- <text:s text:c="2"/></text:p>
      <text:p text:style-name="Normal"/>
      <text:p text:style-name="Normal">app-ob-java/tomcat - 8080<text:s/></text:p>
      <text:p text:style-name="Normal"><text:s text:c="3"/>EXPOSE 8080<text:s/></text:p>
      <text:p text:style-name="Normal"/>
      <text:p text:style-name="Normal">ServiceType = NodePort<text:s/></text:p>
      <text:p text:style-name="Normal">ports:</text:p>
      <text:p text:style-name="Normal"><text:s text:c="2"/>port: 80<text:s/></text:p>
      <text:p text:style-name="Normal"><text:s text:c="2"/>targetPort: 8080 <text:s text:c="2"/></text:p>
      <text:p text:style-name="Normal"><text:s text:c="2"/>nodePort: 31000 <text:s/>[30000-32767]</text:p>
      <text:p text:style-name="Normal"/>
      <text:p text:style-name="Normal">users--&gt;nodeIP:31000---&gt;appsvc:80---&gt;appPods:8080 <text:s text:c="2"/></text:p>
      <text:p text:style-name="Normal"/>
      <text:p text:style-name="Normal">bootCamp:</text:p>
      <text:p text:style-name="Normal"><text:s text:c="2"/>class27-bootcamp <text:s text:c="2"/></text:p>
      <text:p text:style-name="Normal"><text:s text:c="4"/>May 31 - July 9<text:s/></text:p>
      <text:p text:style-name="Normal"><text:s text:c="6"/>Daily meeting <text:s/>= 6am-8am []<text:s/></text:p>
      <text:p text:style-name="Normal"><text:s text:c="11"/>July 1, Sept 30th<text:s/></text:p>
      <text:p text:style-name="Normal"><text:s text:c="3"/>meet = Tuesdays 7pm-11pm</text:p>
      <text:soft-page-break/>
      <text:p text:style-name="Normal"><text:s text:c="8"/>3HOURS WEEKLY <text:s/></text:p>
      <text:p text:style-name="Normal"/>
      <text:p text:style-name="Normal"><text:s text:c="3"/>share class-link for class28<text:s/></text:p>
      <text:p text:style-name="Normal"/>
      <text:p text:style-name="Normal">Resumes lines = 15 sample resumes <text:s/></text:p>
      <text:p text:style-name="Normal">LinkedIn profiling<text:s/></text:p>
      <text:p text:style-name="Normal"/>
      <text:p text:style-name="Normal">in my environment we manage: <text:s/>these applications receives an average of 3mill requests<text:s/></text:p>
      <text:p text:style-name="Normal"><text:s text:c="2"/>per day</text:p>
      <text:p text:style-name="Normal">UserMgt application:<text:s/></text:p>
      <text:p text:style-name="Normal"><text:s text:c="4"/>where we can change our online profiles , edit our names , create accounts,<text:s/></text:p>
      <text:p text:style-name="Normal"><text:s text:c="4"/>access accounts</text:p>
      <text:p text:style-name="Normal"/>
      <text:p text:style-name="Normal"><text:s/>customerService application:</text:p>
      <text:p text:style-name="Normal"/>
      <text:p text:style-name="Normal"><text:s/>OnlinePaymentGateway</text:p>
      <text:p text:style-name="Normal"><text:s/>when Developers write the code, devops Engineers will configure the automation PIPELINE</text:p>
      <text:p text:style-name="Normal"/>
      <text:p text:style-name="Normal"/>
      <text:p text:style-name="Normal"><text:s/>configMaps ===&gt;:</text:p>
      <text:p text:style-name="Normal"><text:s text:c="3"/>1. Are used to store data in key value form <text:s/>[database: hostname:<text:s/>devdb]<text:s/></text:p>
      <text:p text:style-name="Normal"><text:s text:c="3"/>2. generally stores <text:s/>non confidencial data in kubenetes [hostname, username]<text:s/></text:p>
      <text:p text:style-name="Normal"><text:s text:c="3"/>3. Data is store in clear text <text:s/></text:p>
      <text:p text:style-name="Normal"><text:s text:c="3"/>4. additional configurations were not included in the dockerfile can be included<text:s/></text:p>
      <text:p text:style-name="Normal"><text:s text:c="6"/>using ConfigMap.<text:s/></text:p>
      <text:p text:style-name="Normal">Secrets = :</text:p>
      <text:p text:style-name="Normal"><text:s text:c="3"/>1. Are<text:s/>used to store data in key value form <text:s/>[database: hostname: devdb]<text:s/></text:p>
      <text:soft-page-break/>
      <text:p text:style-name="Normal"><text:s text:c="3"/>2. generally stores confidencial data in kubenetes [passwords, ssh-keys, tokens]</text:p>
      <text:p text:style-name="Normal"/>
      <text:p text:style-name="Normal"><text:s text:c="3"/>3. Data is store in encrypted form <text:s text:c="3"/></text:p>
      <text:p text:style-name="Normal"/>
      <text:p text:style-name="Normal"/>
      <text:p text:style-name="Normal"/>
      <text:p text:style-name="Normal">deploying EKS:</text:p>
      <text:p text:style-name="Normal">I have deploy a Managed Control Plane Kubernetes Cluster in AWS using Terraform</text:p>
      <text:p text:style-name="Normal"><text:s/>--- Amazon EKS:</text:p>
      <text:p text:style-name="Normal"><text:s text:c="2"/>what is required to deploy a STATEFUL APPLICATIONS as d database e.g mongdb</text:p>
      <text:p text:style-name="Normal"><text:s text:c="2"/>1) replicaset for our database</text:p>
      <text:p text:style-name="Normal"><text:s text:c="2"/>2) we deploy persistantVolume and PersistentVolumeClaim for our database</text:p>
      <text:p text:style-name="Normal"><text:s text:c="2"/>3) this pv and<text:s/>pvc depends on a storage class [manual and dynamic], so we go with manual stp</text:p>
      <text:p text:style-name="Normal">when it comes to managed clusters we go with dynamic storage class e.g ebsblockstore, a managed Cluster</text:p>
      <text:p text:style-name="Normal">comes with all its components e.g ec2, s3, ELB, ASG, IAM, VPCs, CloudWatch, KMS, Route53, Secret Manager<text:s/></text:p>
      <text:p text:style-name="Normal">heavy lifting entails doing all the manual configurations by ourselves.</text:p>
      <text:p text:style-name="Normal">we get authentication through the kubeconfig file.</text:p>
      <text:p text:style-name="Normal">we have RBAC ==&gt; Role base Access Control for authorisation gives access what we can doin the<text:s/></text:p>
      <text:p text:style-name="Normal">cluster, we will be making APi calls , we can create, delete, get, update, eidt, expose,</text:p>
      <text:p text:style-name="Normal">apply, describe. ones call is made the APi server receives the call after checking if u are<text:s/></text:p>
      <text:p text:style-name="Normal">authenticated and authorise, so if the APi server is down ur call will not be<text:s/>received</text:p>
      <text:p text:style-name="Normal">or if the entire master node/control plane is down the call will not be received.<text:s/></text:p>
      <text:p text:style-name="Normal">so we spend more time trying to make sure our entire servers are working, where as we<text:s/></text:p>
      <text:p text:style-name="Normal">could embrace a case where the entire node should be managed so we focus on manging the deployment</text:p>
      <text:p text:style-name="Normal"/>
      <text:p text:style-name="Normal"/>
      <text:soft-page-break/>
      <text:p text:style-name="Normal">Terraform:<text:s/></text:p>
      <text:p text:style-name="Normal"><text:s text:c="2"/>Infrastructure as code TOOL <text:s/>, use to create or provision resources in any cloud provider<text:s/></text:p>
      <text:p text:style-name="Normal"><text:s text:c="2"/>[aws, GCP, AZURE, ETC.]e.g</text:p>
      <text:p text:style-name="Normal"><text:s text:c="2"/></text:p>
      <text:p text:style-name="Normal"><text:s text:c="4"/>AWS resources includes: = EC2 Instances, VPC, S3, eks, ecs, ecr, etc.</text:p>
      <text:p text:style-name="Normal"/>
      <text:p text:style-name="Normal"><text:s text:c="2"/>Install terraform<text:s/><text:s/></text:p>
      <text:p text:style-name="Normal"><text:s text:c="2"/>================</text:p>
      <text:p text:style-name="Normal"/>
      <text:p text:style-name="Normal">delarge taboh, [17/11/2022 12:04]</text:p>
      <text:p text:style-name="Normal">Common commands:</text:p>
      <text:p text:style-name="Normal"><text:s text:c="4"/>apply <text:s text:c="13"/>Builds or changes infrastructure</text:p>
      <text:p text:style-name="Normal"><text:s text:c="4"/>console <text:s text:c="11"/>Interactive console for Terraform interpolations</text:p>
      <text:p text:style-name="Normal"><text:s text:c="4"/>destroy <text:s text:c="11"/>Destroy Terraform-managed infrastructure</text:p>
      <text:p text:style-name="Normal"><text:s text:c="4"/>env <text:s text:c="15"/>Workspace management</text:p>
      <text:p text:style-name="Normal"><text:s text:c="4"/>fmt <text:s text:c="15"/>Rewrites config files to canonical format</text:p>
      <text:p text:style-name="Normal"><text:s text:c="4"/>get <text:s text:c="15"/>Download and install modules for the configuration</text:p>
      <text:p text:style-name="Normal"><text:s text:c="4"/>graph <text:s text:c="13"/>Create a visual graph of Terraform resources</text:p>
      <text:p text:style-name="Normal"><text:s text:c="4"/>import <text:s text:c="12"/>Import existing infrastructure into Terraform</text:p>
      <text:p text:style-name="Normal"><text:s text:c="4"/>init <text:s text:c="14"/>Initialize a Terraform working directory</text:p>
      <text:p text:style-name="Normal"><text:s text:c="4"/>login <text:s text:c="13"/>Obtain and save credentials for a remote host</text:p>
      <text:p text:style-name="Normal"><text:s text:c="4"/>logout <text:s text:c="12"/>Remove locally-stored credentials for a remote host</text:p>
      <text:p text:style-name="Normal"><text:s text:c="4"/>output <text:s text:c="12"/>Read an output from a state file</text:p>
      <text:p text:style-name="Normal"><text:s text:c="4"/>plan <text:s text:c="14"/>Generate and show an execution plan</text:p>
      <text:p text:style-name="Normal"><text:s text:c="4"/>providers <text:s text:c="9"/>Prints a tree of the providers used in the configuration</text:p>
      <text:p text:style-name="Normal"><text:s text:c="4"/>refresh <text:s text:c="11"/>Update local<text:s/>state file against real resources</text:p>
      <text:p text:style-name="Normal"><text:s text:c="4"/>show <text:s text:c="14"/>Inspect Terraform state or plan</text:p>
      <text:soft-page-break/>
      <text:p text:style-name="Normal"><text:s text:c="4"/>taint <text:s text:c="13"/>Manually mark a resource for recreation</text:p>
      <text:p text:style-name="Normal"><text:s text:c="4"/>untaint <text:s text:c="11"/>Manually unmark a resource as tainted</text:p>
      <text:p text:style-name="Normal"><text:s text:c="4"/>validate <text:s text:c="10"/>Validates the Terraform files</text:p>
      <text:p text:style-name="Normal"><text:s text:c="4"/>version <text:s text:c="11"/>Prints the Terraform version</text:p>
      <text:p text:style-name="Normal"><text:s text:c="4"/>workspace <text:s text:c="9"/>Workspace management</text:p>
      <text:p text:style-name="Normal"/>
      <text:p text:style-name="Normal">All other commands:</text:p>
      <text:p text:style-name="Normal"><text:s text:c="4"/>0.12upgrade <text:s text:c="7"/>Rewrites pre-0.12 module source code for v0.12</text:p>
      <text:p text:style-name="Normal"><text:s text:c="4"/>debug <text:s text:c="13"/>Debug output management (experimental)</text:p>
      <text:p text:style-name="Normal"><text:s text:c="4"/>force-unlock <text:s text:c="6"/>Manually unlock the terraform state</text:p>
      <text:p text:style-name="Normal"><text:s text:c="4"/>push <text:s text:c="14"/>Obsolete command for Terraform Enterprise legacy (v1)</text:p>
      <text:p text:style-name="Normal"><text:s text:c="4"/>state <text:s text:c="13"/>Advanced state management</text:p>
      <text:p text:style-name="Normal"/>
      <text:p text:style-name="Normal"><text:s text:c="2"/>Provision resources terraform <text:s/></text:p>
      <text:p text:style-name="Normal"><text:s text:c="2"/>=============================</text:p>
      <text:p text:style-name="Normal"><text:s/><text:s/>mkdir eks &amp;&amp; eks<text:s/></text:p>
      <text:p text:style-name="Normal"><text:s text:c="2"/>terraform init<text:s/></text:p>
      <text:p text:style-name="Normal"><text:s text:c="2"/>terraform validate <text:s/></text:p>
      <text:p text:style-name="Normal"><text:s text:c="2"/>terraform plan<text:s/></text:p>
      <text:p text:style-name="Normal"><text:s text:c="2"/>terraform apply <text:s/></text:p>
      <text:p text:style-name="Normal"><text:s text:c="2"/>terraform destroy<text:s/></text:p>
      <text:p text:style-name="Normal"><text:s text:c="2"/>Provision EKS with terraform <text:s/></text:p>
      <text:p text:style-name="Normal"><text:s text:c="2"/>=============================</text:p>
      <text:p text:style-name="Normal"/>
      <text:p text:style-name="Normal">deploying Workload in kubenetes = we have ==&gt;</text:p>
      <text:p text:style-name="Normal"><text:s text:c="4"/>imperative ---<text:s/></text:p>
      <text:p text:style-name="Normal"><text:s text:c="7"/>Long commands: <text:s/>--- kubectl run/expose <text:s text:c="4"/></text:p>
      <text:soft-page-break/>
      <text:p text:style-name="Normal"><text:s text:c="4"/>declarative</text:p>
      <text:p text:style-name="Normal"><text:s text:c="10"/>advanges of declarative:<text:s/></text:p>
      <text:p text:style-name="Normal"><text:s text:c="7"/>avoids repetition<text:s/></text:p>
      <text:p text:style-name="Normal"><text:s text:c="7"/>IaC <text:s/></text:p>
      <text:p text:style-name="Normal"><text:s text:c="7"/>integrate with SCM [github]</text:p>
      <text:p text:style-name="Normal"/>
      <text:p text:style-name="Normal"/>
      <text:p text:style-name="Normal"/>
      <text:p text:style-name="Normal"/>
      <text:p text:style-name="Normal">HEALTH CHECKS OF DEPLOYED APPLICATIONS:</text:p>
      <text:p text:style-name="Normal"><text:s text:c="2"/>we run health check using probes;<text:s/></text:p>
      <text:p text:style-name="Normal"/>
      <text:p text:style-name="Normal"/>
      <text:p text:style-name="Normal">Running health check in applications:</text:p>
      <text:p text:style-name="Normal">=====================================</text:p>
      <text:p text:style-name="Normal"><text:s/>--- Probes are used to run health check in kubenetes <text:s text:c="2"/></text:p>
      <text:p text:style-name="Normal">when we run a <text:s/>health check it will verify if our tomcat process is running<text:s/></text:p>
      <text:p text:style-name="Normal">and also verify if our application is running as well,</text:p>
      <text:p text:style-name="Normal"/>
      <text:p text:style-name="Normal">1.): <text:s/>kubernetes performs health check on tomcat image that was build using dockerfile<text:s/></text:p>
      <text:p text:style-name="Normal">it checks if tomcat is running by default but then this default health check is insufficient.</text:p>
      <text:p text:style-name="Normal">when we do curl -v ipAddress , this is what k8s will do by default, it is going to<text:s/></text:p>
      <text:p text:style-name="Normal">to check if the tomcat process is running it is not checking if the application that has been deployed is<text:s/></text:p>
      <text:p text:style-name="Normal">running or not and this makes this default check insufficient ,</text:p>
      <text:p text:style-name="Normal"/>
      <text:p text:style-name="Normal">so we then introduce probes to perfectly check if the application is running or not</text:p>
      <text:p text:style-name="Normal">various types of probes are: liveness probes, and Readiness Probes and Startup Probes.</text:p>
      <text:p text:style-name="Normal"/>
      <text:p text:style-name="Normal">LIVENESS PROBES: this is use to do health check on applications that become broken after running</text:p>
      <text:p text:style-name="Normal"><text:s/>for long, k8s uses livenessProbe to remedy<text:s/>such cases, if the containers health check fails livenessProbe</text:p>
      <text:p text:style-name="Normal"><text:s/>will restart the container continously restart the container until the containers can start receiving<text:s/></text:p>
      <text:p text:style-name="Normal"><text:s/>traffic</text:p>
      <text:p text:style-name="Normal">READDYNESS PROBES: ensures that the container does not receives any traffic until the containers is ready<text:s/></text:p>
      <text:p text:style-name="Normal"><text:s/>and healthy. this probe is use for the management of pods that can be use for backend load balancing</text:p>
      <text:p text:style-name="Normal">STARTUP PROBES: we use this for slow starting containers</text:p>
      <text:p text:style-name="Normal"><text:s/></text:p>
      <text:p text:style-name="Normal"/>
      <text:p text:style-name="Normal"><text:s text:c="2"/>when we run a livenessProbe health check it will verify if our tomcat process is running<text:s/></text:p>
      <text:p text:style-name="Normal">and also verify if our application is running as well,</text:p>
      <text:p text:style-name="Normal"/>
      <text:p text:style-name="Normal"/>
      <text:p text:style-name="Normal">Autoscaling in Kubernetes:</text:p>
      <text:p text:style-name="Normal">===========================</text:p>
      <text:p text:style-name="Normal">POD AutoScaler:</text:p>
      <text:p text:style-name="Normal">==============</text:p>
      <text:p text:style-name="Normal">What is difference b/w Kubernetes AutoScaling(POD AutoScaling) &amp; AWS AutoScaling?</text:p>
      <text:p text:style-name="Normal"/>
      <text:p text:style-name="Normal">delarge taboh, [17/11/2022 12:04]</text:p>
      <text:p text:style-name="Normal">POD AutoScaling --&gt; Kuberenets POD AutoScaling Will make sure u have minimum number pod<text:s/></text:p>
      <text:p text:style-name="Normal">replicas available at any time &amp; based the observed CPU/Memory utilization on pods it can scale PODS.<text:s/></text:p>
      <text:p text:style-name="Normal">HPA Will Scale up/down pod replicas<text:s/>of Deployment/ReplicaSet/ReplicationController based on observerd</text:p>
      <text:soft-page-break/>
      <text:p text:style-name="Normal">CPU &amp; Memory utilization base the target specified.</text:p>
      <text:p text:style-name="Normal"/>
      <text:p text:style-name="Normal"/>
      <text:p text:style-name="Normal">AWS AutoScaling --&gt; It will make sure u have enough number of nodes(Servers). Always it will<text:s/></text:p>
      <text:p text:style-name="Normal">maintian minimum number of nodes. Based the observed CPU/Memory utilization of node it can<text:s/></text:p>
      <text:p text:style-name="Normal">scale nodes.</text:p>
      <text:p text:style-name="Normal"/>
      <text:p text:style-name="Normal"><text:s text:c="3"/>Cluster --&gt; Nodes --&gt; Pods<text:s/></text:p>
      <text:p text:style-name="Normal"/>
      <text:p text:style-name="Normal">Note: Deploy metrics server as k8s addon which will fetch metrics. Follow bellow link to<text:s/></text:p>
      <text:p text:style-name="Normal">deploy metrics Server.</text:p>
      <text:p text:style-name="Normal"/>
      <text:p text:style-name="Normal"/>
      <text:p text:style-name="Normal"/>
      <text:p text:style-name="Normal">Horizontal Pod Autoscaler – HPA:<text:s/></text:p>
      <text:p text:style-name="Normal">==================================</text:p>
      <text:p text:style-name="Normal">requires an additional node or server to ur cluster<text:s/></text:p>
      <text:p text:style-name="Normal">this is advantageouse bc we wont run out of resources.</text:p>
      <text:p text:style-name="Normal">In a very simple note Horizontal Scaling means increasing and decreasing the number of Replicas (Pods)</text:p>
      <text:p text:style-name="Normal">HPA automatically scales the number of pods in a deployment, replication controller, or replica<text:s/></text:p>
      <text:p text:style-name="Normal">set, stateful set based on that resource's CPU utilization.<text:s/></text:p>
      <text:p text:style-name="Normal">This can help our applications scale out to meet increased demand or scale in when resources are<text:s/></text:p>
      <text:p text:style-name="Normal">not<text:s/>needed, thus freeing up your worker nodes for other applications.<text:s/></text:p>
      <text:p text:style-name="Normal">When we set a target CPU utilization percentage, the HPA scales our application in or out to try to</text:p>
      <text:p text:style-name="Normal"><text:s/>meet that target.</text:p>
      <text:p text:style-name="Normal">HPA needs Kubernetes metrics server to verify CPU metrics of a pod.<text:s/></text:p>
      <text:p text:style-name="Normal">We do not need to deploy or install the HPA on our cluster to begin scaling our applications,</text:p>
      <text:soft-page-break/>
      <text:p text:style-name="Normal"><text:s/>its out of the box available as a default Kubernetes API resource.<text:s/></text:p>
      <text:p text:style-name="Normal">Metric server: stores all of the systems information</text:p>
      <text:p text:style-name="Normal"><text:s/>metrics server acts as a gauge</text:p>
      <text:p text:style-name="Normal">----------------</text:p>
      <text:p text:style-name="Normal">Vertical Pod Autoscaler – VPA<text:s/></text:p>
      <text:p text:style-name="Normal">=============================== <text:s/></text:p>
      <text:p text:style-name="Normal"><text:s/>means to add the capacity of ur computer, this means adding more system resources<text:s/></text:p>
      <text:p text:style-name="Normal">VPA automatically adjusts the CPU and memory reservations for our pods to help<text:s/></text:p>
      <text:p text:style-name="Normal">"right size" our<text:s/>applications.</text:p>
      <text:p text:style-name="Normal"/>
      <text:p text:style-name="Normal">This adjustment can improve cluster resource utilization and free up CPU and memory</text:p>
      <text:p text:style-name="Normal"><text:s/>for other pods.<text:s/></text:p>
      <text:p text:style-name="Normal"/>
      <text:p text:style-name="Normal">Benefits</text:p>
      <text:p text:style-name="Normal">Cluster nodes are used efficiently, because Pods use exactly what they need.</text:p>
      <text:p text:style-name="Normal"/>
      <text:p text:style-name="Normal">Pods are scheduled onto nodes that have the appropriate resources available.</text:p>
      <text:p text:style-name="Normal"/>
      <text:p text:style-name="Normal">We don't have to run time-consuming benchmarking tasks to determine the correct<text:s/></text:p>
      <text:p text:style-name="Normal">values for CPU<text:s/></text:p>
      <text:p text:style-name="Normal">and memory requests.</text:p>
      <text:p text:style-name="Normal"/>
      <text:p text:style-name="Normal">Maintenance time is reduced, because the autoscaler can adjust CPU and memory<text:s/></text:p>
      <text:p text:style-name="Normal">requests over time<text:s/></text:p>
      <text:p text:style-name="Normal">without any<text:s/>action on your part.</text:p>
      <text:p text:style-name="Normal">----</text:p>
      <text:p text:style-name="Normal"/>
      <text:soft-page-break/>
      <text:p text:style-name="Normal">So I think I have found answers for my own questions.<text:s/></text:p>
      <text:p text:style-name="Normal"/>
      <text:p text:style-name="Normal">So, in kubernetes there’s Horizontal autoscaler, Vertical autoscaler and Cluster<text:s/></text:p>
      <text:p text:style-name="Normal">autoscaler as we saw in the autoscaling video prof shared. Let’s use the example of<text:s/></text:p>
      <text:p text:style-name="Normal">Princely where his pods were consuming more than the nodes could carry, now if it was<text:s/></text:p>
      <text:p text:style-name="Normal">in real work scenarios, the Cluster autoscaler</text:p>
      <text:p text:style-name="Normal">which you must have deployed in your cluster would have created another node and<text:s/></text:p>
      <text:p text:style-name="Normal">start directing traffic to it. You wouldn’t need to manually go to AWS and increase<text:s/></text:p>
      <text:p text:style-name="Normal">the size of that node bc there’s only so much a node can take no matter how you increase</text:p>
      <text:p text:style-name="Normal">its size. So with the help of the Cluster autoscaler, it will create new nodes for you.<text:s/></text:p>
      <text:p text:style-name="Normal">Also, let’s say the number of<text:s/>resources ( Cpu) you initially gave to your pod has<text:s/></text:p>
      <text:p text:style-name="Normal">been exhausted by more than 50% utilization, <text:s/>bc more people are accessing that<text:s/></text:p>
      <text:p text:style-name="Normal">application ( pod) now, the Horizontal autoscaler will immediately create new pods in that<text:s/></text:p>
      <text:p text:style-name="Normal">same node and direct traffic</text:p>
      <text:p text:style-name="Normal"><text:s/>to the newly created pods. This is Horizontal autoscaling.</text:p>
      <text:p text:style-name="Normal"/>
      <text:p text:style-name="Normal">On the contrary it would have been cluster autoscaler that would solve the problem.</text:p>
      <text:p text:style-name="Normal">Cluster autoscaler creates more nodes automatically but HPA creates more pods</text:p>
      <text:p text:style-name="Normal"/>
      <text:p text:style-name="Normal">delarge taboh, [17/11/2022 12:04]</text:p>
      <text:p text:style-name="Normal">NODE-SELECTORE AND NODE-AFFINITY:</text:p>
      <text:p text:style-name="Normal">when an API call is made the scheduler will look throught the nodes to see which o<text:s/></text:p>
      <text:p text:style-name="Normal">them has the<text:s/></text:p>
      <text:p text:style-name="Normal">sufficient resources to schedule a pod, so if we want to deploy e.g a dbpod, and we</text:p>
      <text:p text:style-name="Normal"><text:s/>want it to be schedule<text:s/></text:p>
      <text:p text:style-name="Normal">only on our db-nodes what can we do? so we use NODESELECTOREs to be able to specify</text:p>
      <text:p text:style-name="Normal"><text:s/>where a particular<text:s/></text:p>
      <text:soft-page-break/>
      <text:p text:style-name="Normal">pod should be schedule</text:p>
      <text:p text:style-name="Normal">Nodes comes with labels</text:p>
      <text:p text:style-name="Normal"/>
      <text:p text:style-name="Normal"/>
      <text:p text:style-name="Normal">RANCHER:</text:p>
      <text:p text:style-name="Normal">-=========</text:p>
      <text:p text:style-name="Normal">we use helm to deploy 3rd party applications, we also use helm to deploy custom<text:s/></text:p>
      <text:p text:style-name="Normal">application</text:p>
      <text:p text:style-name="Normal"><text:s/>with rancher we can import and manage multiple kubernetes cluster, with Rancher<text:s/></text:p>
      <text:p text:style-name="Normal"><text:s/>we can create<text:s/></text:p>
      <text:p text:style-name="Normal"><text:s/>clusters, like EKS,/AKS.GKS .<text:s/></text:p>
      <text:p text:style-name="Normal"><text:s/>Rancher provides a dashboard for kubernetes<text:s/></text:p>
      <text:p text:style-name="Normal"><text:s/>Rancher is deployed using docker<text:s/></text:p>
      <text:p text:style-name="Normal"/>
      <text:p text:style-name="Normal">Deploying 3rd party applications using Helm<text:s/><text:s text:c="2"/></text:p>
      <text:p text:style-name="Normal">Install Nginx ingress using helm: <text:s/></text:p>
      <text:p text:style-name="Normal">===============================</text:p>
      <text:p text:style-name="Normal"><text:s/>https://helm.nginx.com/stable</text:p>
      <text:p text:style-name="Normal"><text:s/>helm repo add nginx-ingress https://helm.nginx.com/stable<text:s/></text:p>
      <text:p text:style-name="Normal"><text:s/>helm repo update</text:p>
      <text:p text:style-name="Normal"><text:s/>helm search repo nginx-ingress <text:s text:c="4"/></text:p>
      <text:p text:style-name="Normal"><text:s/>helm install nginx <text:s text:c="4"/></text:p>
      <text:p text:style-name="Normal"><text:s/>when an app is deployed it is not recommended for end users to access the applications directly<text:s/></text:p>
      <text:p text:style-name="Normal"><text:s/>so users traffic will be route through a web server,(proxy) the web server receives the traffic<text:s/></text:p>
      <text:p text:style-name="Normal"><text:s/>and check if there are any trait of any of those traffic in our environment if there are traits</text:p>
      <text:p text:style-name="Normal"><text:s/>it will reject the traffic but if safe it will route the trafficto our applications.</text:p>
      <text:p text:style-name="Normal"><text:s/>simiarly when we use a nodePort service traffic is routed durectly to users so users are given nodes<text:s/></text:p>
      <text:soft-page-break/>
      <text:p text:style-name="Normal"><text:s/>IP addresses this is not good its a bridge<text:s/>of security.<text:s/></text:p>
      <text:p text:style-name="Normal"/>
      <text:p text:style-name="Normal"><text:s/>so to solve this we will deploy nginx-ingress in our cluster , so we will deploy ClusterIP service<text:s/></text:p>
      <text:p text:style-name="Normal"><text:s/>such that when end users want to access our applications they will pass through the elastic load<text:s/></text:p>
      <text:p text:style-name="Normal"><text:s/>Balancers, ELB will be planted in the public subnet while all our nodes will be in the private subnet</text:p>
      <text:p text:style-name="Normal"><text:s/>also we will deploy nginx-ingress controller pod ,<text:s/></text:p>
      <text:p text:style-name="Normal"/>
      <text:p text:style-name="Normal"><text:s/>we will also deploy some rules and service stating how traffic will be routed for nginx-ingress</text:p>
      <text:p text:style-name="Normal"><text:s/>so when traffic comes via ELB it will be routed through the nginx-ingress service which is a load</text:p>
      <text:p text:style-name="Normal"><text:s/>Balancers and this load Balancers will talk to nginx-ingress controller and nginx-ingress controller will<text:s/></text:p>
      <text:p text:style-name="Normal"><text:s/>route the traffic depending on the rules that were specified e.g route tarffic to java-app<text:s/>or to webapp</text:p>
      <text:p text:style-name="Normal"><text:s/>Nginx-Ingress controller provide a layer 7 load Balancing, <text:s/></text:p>
      <text:p text:style-name="Normal"><text:s/>from the elb traffic will get to cluster through the nodes and it will be sent to the LoadBalancerfrom the elb<text:s/></text:p>
      <text:p text:style-name="Normal"><text:s/>traffic will get to cluster through<text:s/></text:p>
      <text:p text:style-name="Normal"><text:s/>the nodes and it will be sent<text:s/>to the LoadBalancer</text:p>
      <text:p text:style-name="Normal"><text:s/>service and then it will be routed to the nginx-ingress controller<text:s/></text:p>
      <text:p text:style-name="Normal"/>
      <text:p text:style-name="Normal">PROMETHEUSE MONITORING TOOL:</text:p>
      <text:p text:style-name="Normal"><text:s text:c="2"/>we use helm to deploy 3rd party applications, we also use helm to deploy custom application</text:p>
      <text:p text:style-name="Normal"><text:s text:c="2"/>Enterprises looking to decrease downtime<text:s/>and optimize resources can implement server<text:s/></text:p>
      <text:p text:style-name="Normal">monitoring using tools like Prometheus and Grafana</text:p>
      <text:p text:style-name="Normal"><text:s text:c="2"/>Prometheus is an opensource monitoring and alerting toolkit. Prometheus consists of several<text:s/></text:p>
      <text:p text:style-name="Normal">components such as<text:s/></text:p>
      <text:p text:style-name="Normal">1) Prometheus server: which collects and stores time series data based on a pull mechanism</text:p>
      <text:p text:style-name="Normal"><text:s text:c="3"/>- Prometheus server requires a volume concept or it will be deploy as a stateful application</text:p>
      <text:p text:style-name="Normal">2) its act as an alert manager for managing alerts based on the scarped (collected) metrics</text:p>
      <text:soft-page-break/>
      <text:p text:style-name="Normal">3) multiple intergration for graphing and dashboarding.<text:s/></text:p>
      <text:p text:style-name="Normal"/>
      <text:p text:style-name="Normal">What Is Server Monitoring?:<text:s/></text:p>
      <text:p text:style-name="Normal"><text:s/>Server monitoring is a way to look into what your servers are doing in real time.</text:p>
      <text:p text:style-name="Normal"><text:s/>It can provide you with actionable data, and is most often used for troubleshooting and capacity planning.</text:p>
      <text:p text:style-name="Normal"><text:s/>It’s typically done at three levels:</text:p>
      <text:p text:style-name="Normal"/>
      <text:p text:style-name="Normal"><text:s text:c="2"/>Network: e.g., traffic, bandwidth, latency).</text:p>
      <text:p text:style-name="Normal"><text:s text:c="2"/>Machine: e.g., CPU and memory utilization and storage</text:p>
      <text:p text:style-name="Normal"><text:s text:c="2"/>Application: (e.g., rate of user commands, logs, large syncs, commits/submits, etc</text:p>
      <text:p text:style-name="Normal"/>
      <text:p text:style-name="Normal">delarge taboh, [17/11/2022<text:s/>12:04]</text:p>
      <text:p text:style-name="Normal">Why Monitor Your Servers?:</text:p>
      <text:p text:style-name="Normal">Server monitoring has a lot of benefits.<text:s/></text:p>
      <text:p text:style-name="Normal"><text:s text:c="2"/>-The biggest benefit is avoiding reactive panics. You can<text:s/></text:p>
      <text:p text:style-name="Normal"><text:s text:c="2"/>-get a head start on issues occurring in your servers or applications before your users are impacted.<text:s/></text:p>
      <text:p text:style-name="Normal">you can also<text:s/>use monitoring to figure out how to;<text:s/></text:p>
      <text:p text:style-name="Normal"><text:s text:c="2"/>-Increase uptime.</text:p>
      <text:p text:style-name="Normal"><text:s text:c="2"/>-Improve hardware and software performance.</text:p>
      <text:p text:style-name="Normal"><text:s text:c="2"/>-plan for the future by making the best use of your resources.</text:p>
      <text:p text:style-name="Normal"/>
      <text:p text:style-name="Normal">Implementing monitoring can give you an almost immediate return on investment. You can<text:s/></text:p>
      <text:p text:style-name="Normal">observe trends, spikes, and anomalies that may indicate a problem. And then you can drill down<text:s/></text:p>
      <text:p text:style-name="Normal">to discover the root cause of the issue.</text:p>
      <text:p text:style-name="Normal"/>
      <text:p text:style-name="Normal">What Is Prometheus Monitoring?:</text:p>
      <text:p text:style-name="Normal">Prometheus is an open-source system that collects and manages server and application<text:s/>metrics. It<text:s/></text:p>
      <text:soft-page-break/>
      <text:p text:style-name="Normal">can also be configured to notify your team when an issue arises</text:p>
      <text:p text:style-name="Normal">Prometheus® is an open-source monitoring system developed by engineers at SoundCloud in<text:s/></text:p>
      <text:p text:style-name="Normal">2012. In 2016, Prometheus was the second project accepted into the Cloud Native Computing<text:s/></text:p>
      <text:p text:style-name="Normal">Foundation after Kubernetes.</text:p>
      <text:p text:style-name="Normal">-The Prometheus monitoring system includes a rich, multidimensional data model, a concise and<text:s/></text:p>
      <text:p text:style-name="Normal">powerful query language called PromQL, an efficient embedded timeseries database</text:p>
      <text:p text:style-name="Normal"/>
      <text:p text:style-name="Normal">Grafana dashboards takes information from server<text:s/>managing this metrix</text:p>
      <text:p text:style-name="Normal">Prometheus server has retriever<text:s/></text:p>
      <text:p text:style-name="Normal">What Is Grafana?:</text:p>
      <text:p text:style-name="Normal">Grafana is an open-source tool that allows you to easily visualize information.</text:p>
      <text:p text:style-name="Normal">What Are Grafana Dashboards?:</text:p>
      <text:p text:style-name="Normal">Grafana dashboards take information from server monitoring tool like Prometheus to display this<text:s/></text:p>
      <text:p text:style-name="Normal">information</text:p>
      <text:p text:style-name="Normal">Grafana dashboards takes information from server managing this metrix</text:p>
      <text:p text:style-name="Normal">Prometheus server has retriever<text:s/></text:p>
      <text:p text:style-name="Normal">Grafana will collects data from Prometheus and put them in a graphical format</text:p>
      <text:p text:style-name="Normal">Prometheus server has a ui time series,<text:s/>http server, TSDB, Retrieval<text:s/></text:p>
      <text:p text:style-name="Normal"/>
      <text:p text:style-name="Normal">Alert Manager:</text:p>
      <text:p text:style-name="Normal">it is going to be use to trigger alert, we can create a rule that if our pod goes down<text:s/></text:p>
      <text:p text:style-name="Normal">send us email immediately.</text:p>
      <text:p text:style-name="Normal">The Alertmanager handles alerts sent by client applications such as the Prometheus server. It<text:s/></text:p>
      <text:p text:style-name="Normal">takes care of deduplicating, grouping, and routing them to the correct receiver integration such as<text:s/></text:p>
      <text:p text:style-name="Normal">email, PagerDuty, or OpsGenie. It also takes care of silencing and inhibition of alerts.</text:p>
      <text:p text:style-name="Normal">Node Exporter:</text:p>
      <text:p text:style-name="Normal"><text:s text:c="2"/>takes notes of what happens in the node</text:p>
      <text:soft-page-break/>
      <text:p text:style-name="Normal">The Prometheus Node Exporter exposes a wide variety of hardware- and kernel-related<text:s/></text:p>
      <text:p text:style-name="Normal">metrics. That will periodically (every 1 second) gather all the metrics of your system. It<text:s/></text:p>
      <text:p text:style-name="Normal">will monitor your filesystems, disks, CPUs, memory but also your network statistics,</text:p>
      <text:p text:style-name="Normal">Kube State Metrics:</text:p>
      <text:p text:style-name="Normal">kube-state-metrics is a service that listens to the Kubernetes API server and<text:s/></text:p>
      <text:p text:style-name="Normal">generates metrics<text:s/></text:p>
      <text:p text:style-name="Normal">about the state of the objects, including deployments, nodes, and pods.</text:p>
      <text:p text:style-name="Normal">Grafana:</text:p>
      <text:p text:style-name="Normal">Grafana is designed for analyzing and visualizing metrics<text:s/>such as system CPU, memory, disk and<text:s/></text:p>
      <text:p text:style-name="Normal">I/O utilization.</text:p>
      <text:p text:style-name="Normal">Grafana allows you to query, visualize, alert on and understand your metrics no matter where<text:s/></text:p>
      <text:p text:style-name="Normal">they are stored. Create, explore, and share dashboards with your team and foster a data driven<text:s/></text:p>
      <text:p text:style-name="Normal">culture:</text:p>
      <text:p text:style-name="Normal"><text:s text:c="2"/>EFK ELF, KIBANA:</text:p>
      <text:p text:style-name="Normal">when traffic is routed its passes through the elastic load Balancers and the elb will<text:s/></text:p>
      <text:p text:style-name="Normal">route the traffic to the ingress controller the ingress controller will then route the<text:s/></text:p>
      <text:p text:style-name="Normal">traffic to the Kibana svc and the kibana svc will route the traffic to the Kibana pod</text:p>
      <text:p text:style-name="Normal"/>
      <text:p text:style-name="Normal">SUMARRY:<text:s/></text:p>
      <text:p text:style-name="Normal"><text:s text:c="2"/>Kubernetes Architecture:</text:p>
      <text:p text:style-name="Normal"><text:s text:c="4"/>control plane/master-node</text:p>
      <text:p text:style-name="Normal"><text:s text:c="6"/>apiServer</text:p>
      <text:p text:style-name="Normal"><text:s text:c="6"/>etcd {db store}</text:p>
      <text:p text:style-name="Normal"><text:s text:c="6"/>Scheduler</text:p>
      <text:p text:style-name="Normal"><text:s text:c="6"/>controllerManager</text:p>
      <text:p text:style-name="Normal"><text:s text:c="6"/>kubernettes-cni:--&gt; Container Network interface: <text:s/>--&gt;also runs in the worker nodes</text:p>
      <text:p text:style-name="Normal"><text:s text:c="8"/>kube-proxy</text:p>
      <text:soft-page-break/>
      <text:p text:style-name="Normal"><text:s text:c="8"/>kube-dns</text:p>
      <text:p text:style-name="Normal"><text:s text:c="4"/>worker-Node:</text:p>
      <text:p text:style-name="Normal"><text:s text:c="6"/>containers-RunTime[Container-D, Docker]</text:p>
      <text:p text:style-name="Normal"><text:s text:c="6"/>Kubelet</text:p>
      <text:p text:style-name="Normal"><text:s text:c="6"/>kube-proxy</text:p>
      <text:p text:style-name="Normal"/>
      <text:p text:style-name="Normal">delarge taboh, [17/11/2022 12:04]</text:p>
      <text:p text:style-name="Normal">Kubernetes Objects:</text:p>
      <text:p text:style-name="Normal"><text:s text:c="2"/>Services=service discovery</text:p>
      <text:p text:style-name="Normal"><text:s text:c="5"/>users/admin/app--&gt;svc--&gt;pod[appsContainer]</text:p>
      <text:p text:style-name="Normal"><text:s text:c="5"/>services-Types:</text:p>
      <text:p text:style-name="Normal"><text:s text:c="6"/>clusterIP</text:p>
      <text:p text:style-name="Normal"><text:s text:c="8"/>spec:</text:p>
      <text:p text:style-name="Normal"><text:s text:c="10"/>type:</text:p>
      <text:p text:style-name="Normal"><text:s text:c="12"/>selector:</text:p>
      <text:p text:style-name="Normal"><text:s text:c="14"/>app: myapp</text:p>
      <text:p text:style-name="Normal"><text:s text:c="6"/>NodePort</text:p>
      <text:p text:style-name="Normal"><text:s text:c="6"/>LoadBalancer</text:p>
      <text:p text:style-name="Normal"><text:s text:c="6"/>ExternalName</text:p>
      <text:p text:style-name="Normal"><text:s text:c="6"/>Ingress</text:p>
      <text:p text:style-name="Normal"><text:s text:c="8"/></text:p>
      <text:p text:style-name="Normal"><text:s text:c="2"/>pods --&gt; houses containers</text:p>
      <text:p text:style-name="Normal"><text:s text:c="4"/>SingleContainerPods</text:p>
      <text:p text:style-name="Normal"><text:s text:c="4"/>MultiContainerPods</text:p>
      <text:p text:style-name="Normal"><text:s text:c="6"/>template:</text:p>
      <text:p text:style-name="Normal"><text:s text:c="8"/>metadata:</text:p>
      <text:p text:style-name="Normal"><text:s text:c="10"/>labels:</text:p>
      <text:soft-page-break/>
      <text:p text:style-name="Normal"><text:s text:c="12"/>app: myapp</text:p>
      <text:p text:style-name="Normal"><text:s text:c="8"/>spec:</text:p>
      <text:p text:style-name="Normal"><text:s text:c="10"/>containers</text:p>
      <text:p text:style-name="Normal"><text:s text:c="2"/>ReplicationController</text:p>
      <text:p text:style-name="Normal"><text:s text:c="4"/>spec:</text:p>
      <text:p text:style-name="Normal"><text:s text:c="6"/>selector:</text:p>
      <text:p text:style-name="Normal"><text:s text:c="8"/>app: myapp</text:p>
      <text:p text:style-name="Normal"><text:s text:c="2"/>ReplicaSet</text:p>
      <text:p text:style-name="Normal"><text:s text:c="4"/>selector:</text:p>
      <text:p text:style-name="Normal"><text:s text:c="6"/>matchExpressions:<text:s/>[set-based]</text:p>
      <text:p text:style-name="Normal"><text:s text:c="8"/>matchLabels: [equality based]</text:p>
      <text:p text:style-name="Normal"><text:s text:c="10"/>app: myapp</text:p>
      <text:p text:style-name="Normal"><text:s text:c="2"/>StatefulSet</text:p>
      <text:p text:style-name="Normal"><text:s text:c="2"/>DaemonSet</text:p>
      <text:p text:style-name="Normal"><text:s text:c="2"/>Deployment</text:p>
      <text:p text:style-name="Normal"><text:s text:c="2"/>Volumes <text:s text:c="2"/>--&gt;deployment of db apps, PV AND PVC</text:p>
      <text:p text:style-name="Normal"><text:s text:c="2"/>configMaps <text:s/>--&gt; this is sused to pass non confidencial data</text:p>
      <text:p text:style-name="Normal"><text:s text:c="2"/>Secretes <text:s/>--&gt; use to pass confidencial data [encrypted]</text:p>
      <text:p text:style-name="Normal"><text:s text:c="2"/>namespace <text:s/>--&gt;<text:s/></text:p>
      <text:p text:style-name="Normal"><text:s text:c="4"/>virtual clusters witn k8s cluster</text:p>
      <text:p text:style-name="Normal"><text:s text:c="4"/>good for security</text:p>
      <text:p text:style-name="Normal"><text:s text:c="4"/>isolation</text:p>
      <text:p text:style-name="Normal"><text:s text:c="2"/>ResourceQuota</text:p>
      <text:p text:style-name="Normal"><text:s text:c="5"/>we can create resources quota as far as a specific namespace is concern</text:p>
      <text:p text:style-name="Normal"><text:s text:c="2"/>node</text:p>
      <text:p text:style-name="Normal"><text:s text:c="4"/>scheduler assigns a pods to be<text:s/>created in a node with sufficient resources</text:p>
      <text:p text:style-name="Normal"><text:s text:c="2"/>nodeSelector</text:p>
      <text:soft-page-break/>
      <text:p text:style-name="Normal"><text:s text:c="4"/>use to restrict where pods should be created</text:p>
      <text:p text:style-name="Normal"><text:s text:c="4"/>scheduler schedules pod to be created in a particular node</text:p>
      <text:p text:style-name="Normal"><text:s text:c="2"/>podAffinity</text:p>
      <text:p text:style-name="Normal"><text:s text:c="5"/>PriorityClasses</text:p>
      <text:p text:style-name="Normal"><text:s text:c="5"/>if we want to deploy</text:p>
      <text:p text:style-name="Normal"><text:s text:c="7"/>prod-app [high-priority]</text:p>
      <text:p text:style-name="Normal"><text:s text:c="7"/>dev-app [low Priority]</text:p>
      <text:p text:style-name="Normal"><text:s text:c="7"/>test-app [Medium Priority]</text:p>
      <text:p text:style-name="Normal"><text:s text:c="2"/>nodeAffinity</text:p>
      <text:p text:style-name="Normal"><text:s text:c="5"/>use to restrict where pods should be created</text:p>
      <text:p text:style-name="Normal"><text:s text:c="2"/>securit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stus Okhaishie</meta:initial-creator>
    <dc:creator>Festus Okhaishie</dc:creator>
    <meta:creation-date>2022-11-20T21:11:00Z</meta:creation-date>
    <dc:date>2022-11-24T00:30:00Z</dc:date>
    <meta:template xlink:href="Normal" xlink:type="simple"/>
    <meta:editing-cycles>5</meta:editing-cycles>
    <meta:editing-duration>PT0S</meta:editing-duration>
    <meta:document-statistic meta:page-count="79" meta:paragraph-count="132" meta:word-count="9934" meta:character-count="66428" meta:row-count="471" meta:non-whitespace-character-count="56626"/>
  </office:meta>
</office:document-meta>
</file>